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87.99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08.06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00aaad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ackground-color="#ffdaa2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daa2"/>
    </style:style>
    <style:style style:name="ce15" style:family="table-cell" style:parent-style-name="Default">
      <style:table-cell-properties fo:background-color="transparent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72bf44"/>
    </style:style>
    <style:style style:name="ce20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SungtiL GB" style:font-size-asian="12pt" style:language-asian="zh" style:country-asian="CN" style:font-style-asian="italic" style:font-weight-asian="bold" style:font-name-complex="Lohit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5c295"/>
    </style:style>
    <style:style style:name="ce24" style:family="table-cell" style:parent-style-name="Default">
      <style:table-cell-properties fo:background-color="#65c295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2" table:default-cell-style-name="ce6"/>
        <table:table-column table:style-name="co9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24"/>
        <table:table-row table:style-name="ro1">
          <table:table-cell table:style-name="ce1" office:value-type="string" calcext:value-type="string">
            <text:p>Detector and Descriptor combinations with relative TTCs over frames</text:p>
          </table:table-cell>
          <table:table-cell table:style-name="ce3"/>
          <table:table-cell table:style-name="ce10" table:number-columns-repeated="19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TTC 1→2</text:p>
          </table:table-cell>
          <table:table-cell table:style-name="ce20" office:value-type="string" calcext:value-type="string">
            <text:p>TTC 2→3</text:p>
          </table:table-cell>
          <table:table-cell table:style-name="ce20" office:value-type="string" calcext:value-type="string">
            <text:p>TTC 3→4</text:p>
          </table:table-cell>
          <table:table-cell table:style-name="ce20" office:value-type="string" calcext:value-type="string">
            <text:p>TTC 4→5</text:p>
          </table:table-cell>
          <table:table-cell table:style-name="ce20" office:value-type="string" calcext:value-type="string">
            <text:p>TTC 5→6</text:p>
          </table:table-cell>
          <table:table-cell table:style-name="ce20" office:value-type="string" calcext:value-type="string">
            <text:p>TTC 6→7</text:p>
          </table:table-cell>
          <table:table-cell table:style-name="ce20" office:value-type="string" calcext:value-type="string">
            <text:p>TTC 7→8</text:p>
          </table:table-cell>
          <table:table-cell table:style-name="ce20" office:value-type="string" calcext:value-type="string">
            <text:p>TTC 8→9</text:p>
          </table:table-cell>
          <table:table-cell table:style-name="ce20" office:value-type="string" calcext:value-type="string">
            <text:p>TTC 9→10</text:p>
          </table:table-cell>
          <table:table-cell table:style-name="ce20" office:value-type="string" calcext:value-type="string">
            <text:p>TTC 10→11</text:p>
          </table:table-cell>
          <table:table-cell table:style-name="ce20" office:value-type="string" calcext:value-type="string">
            <text:p>TTC 11→12</text:p>
          </table:table-cell>
          <table:table-cell table:style-name="ce20" office:value-type="string" calcext:value-type="string">
            <text:p>TTC 12→13</text:p>
          </table:table-cell>
          <table:table-cell table:style-name="ce20" office:value-type="string" calcext:value-type="string">
            <text:p>TTC 13→14</text:p>
          </table:table-cell>
          <table:table-cell table:style-name="ce22" office:value-type="string" calcext:value-type="string">
            <text:p><text:s/>TTC 14→15</text:p>
          </table:table-cell>
          <table:table-cell table:style-name="ce20" office:value-type="string" calcext:value-type="string">
            <text:p>TTC 15→16</text:p>
          </table:table-cell>
          <table:table-cell table:style-name="ce20" office:value-type="string" calcext:value-type="string">
            <text:p>TTC 16→17</text:p>
          </table:table-cell>
          <table:table-cell table:style-name="ce20" office:value-type="string" calcext:value-type="string">
            <text:p>TTC 17→18</text:p>
          </table:table-cell>
          <table:table-cell table:style-name="ce20" office:value-type="string" calcext:value-type="string">
            <text:p>TTC 18→19</text:p>
          </table:table-cell>
          <table:table-cell table:style-name="ce20" office:value-type="string" calcext:value-type="string">
            <text:p>RMSE</text:p>
          </table:table-cell>
        </table:table-row>
        <table:table-row table:style-name="ro2">
          <table:table-cell table:style-name="ce9" office:value-type="string" calcext:value-type="string">
            <text:p>MANUALLY COMPUTED</text:p>
          </table:table-cell>
          <table:table-cell/>
          <table:table-cell office:value-type="float" office:value="13.1833" calcext:value-type="float">
            <text:p>13.1833</text:p>
          </table:table-cell>
          <table:table-cell office:value-type="float" office:value="13.0833" calcext:value-type="float">
            <text:p>13.0833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6.9818" calcext:value-type="float">
            <text:p>6.9818</text:p>
          </table:table-cell>
          <table:table-cell office:value-type="float" office:value="19.1" calcext:value-type="float">
            <text:p>19.1</text:p>
          </table:table-cell>
          <table:table-cell office:value-type="float" office:value="12.6333" calcext:value-type="float">
            <text:p>12.6333</text:p>
          </table:table-cell>
          <table:table-cell office:value-type="float" office:value="25.1667" calcext:value-type="float">
            <text:p>25.1667</text:p>
          </table:table-cell>
          <table:table-cell office:value-type="float" office:value="9.3375" calcext:value-type="float">
            <text:p>9.3375</text:p>
          </table:table-cell>
          <table:table-cell office:value-type="float" office:value="18.575" calcext:value-type="float">
            <text:p>18.575</text:p>
          </table:table-cell>
          <table:table-cell office:value-type="float" office:value="18.475" calcext:value-type="float">
            <text:p>18.475</text:p>
          </table:table-cell>
          <table:table-cell office:value-type="float" office:value="3.7895" calcext:value-type="float">
            <text:p>3.7895</text:p>
          </table:table-cell>
          <table:table-cell office:value-type="float" office:value="-10.3857" calcext:value-type="float">
            <text:p>-10.3857</text:p>
          </table:table-cell>
          <table:table-cell office:value-type="float" office:value="8.9875" calcext:value-type="float">
            <text:p>8.9875</text:p>
          </table:table-cell>
          <table:table-cell office:value-type="float" office:value="11.8833" calcext:value-type="float">
            <text:p>11.8833</text:p>
          </table:table-cell>
          <table:table-cell office:value-type="float" office:value="7.8222" calcext:value-type="float">
            <text:p>7.8222</text:p>
          </table:table-cell>
          <table:table-cell office:value-type="float" office:value="3.2524" calcext:value-type="float">
            <text:p>3.2524</text:p>
          </table:table-cell>
          <table:table-cell office:value-type="float" office:value="-9.8571" calcext:value-type="float">
            <text:p>-9.8571</text:p>
          </table:table-cell>
          <table:table-cell office:value-type="float" office:value="7.5667" calcext:value-type="float">
            <text:p>7.5667</text:p>
          </table:table-cell>
          <table:table-cell table:style-name="ce23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number-columns-repeated="18"/>
          <table:table-cell table:style-name="ce23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3.9019" calcext:value-type="float">
            <text:p>13.9019</text:p>
          </table:table-cell>
          <table:table-cell office:value-type="float" office:value="12.9876" calcext:value-type="float">
            <text:p>12.9876</text:p>
          </table:table-cell>
          <table:table-cell office:value-type="float" office:value="13.2474" calcext:value-type="float">
            <text:p>13.2474</text:p>
          </table:table-cell>
          <table:table-cell office:value-type="float" office:value="12.8899" calcext:value-type="float">
            <text:p>12.8899</text:p>
          </table:table-cell>
          <table:table-cell office:value-type="float" office:value="13.4476" calcext:value-type="float">
            <text:p>13.4476</text:p>
          </table:table-cell>
          <table:table-cell office:value-type="float" office:value="13.5266" calcext:value-type="float">
            <text:p>13.5266</text:p>
          </table:table-cell>
          <table:table-cell office:value-type="float" office:value="12.7172" calcext:value-type="float">
            <text:p>12.7172</text:p>
          </table:table-cell>
          <table:table-cell office:value-type="float" office:value="13.712" calcext:value-type="float">
            <text:p>13.712</text:p>
          </table:table-cell>
          <table:table-cell office:value-type="float" office:value="11.5126" calcext:value-type="float">
            <text:p>11.5126</text:p>
          </table:table-cell>
          <table:table-cell office:value-type="float" office:value="13.456" calcext:value-type="float">
            <text:p>13.456</text:p>
          </table:table-cell>
          <table:table-cell office:value-type="float" office:value="11.9816" calcext:value-type="float">
            <text:p>11.9816</text:p>
          </table:table-cell>
          <table:table-cell office:value-type="float" office:value="11.8135" calcext:value-type="float">
            <text:p>11.8135</text:p>
          </table:table-cell>
          <table:table-cell office:value-type="float" office:value="12.0367" calcext:value-type="float">
            <text:p>12.0367</text:p>
          </table:table-cell>
          <table:table-cell office:value-type="float" office:value="11.342" calcext:value-type="float">
            <text:p>11.342</text:p>
          </table:table-cell>
          <table:table-cell office:value-type="float" office:value="9.07784" calcext:value-type="float">
            <text:p>9.07784</text:p>
          </table:table-cell>
          <table:table-cell office:value-type="float" office:value="10.4612" calcext:value-type="float">
            <text:p>10.4612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9.73863" calcext:value-type="float">
            <text:p>9.73863</text:p>
          </table:table-cell>
          <table:table-cell table:formula="of:=SQRT(SUMXMY2([.C5:.T5];[.C3:.T3])/COUNTA([.C5:.T5]))" office:value-type="float" office:value="8.8479588848204" calcext:value-type="float">
            <text:p>8.847958884820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4.0747" calcext:value-type="float">
            <text:p>14.0747</text:p>
          </table:table-cell>
          <table:table-cell office:value-type="float" office:value="13.8102" calcext:value-type="float">
            <text:p>13.8102</text:p>
          </table:table-cell>
          <table:table-cell office:value-type="float" office:value="11.7319" calcext:value-type="float">
            <text:p>11.7319</text:p>
          </table:table-cell>
          <table:table-cell office:value-type="float" office:value="11.6007" calcext:value-type="float">
            <text:p>11.6007</text:p>
          </table:table-cell>
          <table:table-cell office:value-type="float" office:value="12.3" calcext:value-type="float">
            <text:p>12.3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21.3557" calcext:value-type="float">
            <text:p>21.3557</text:p>
          </table:table-cell>
          <table:table-cell office:value-type="float" office:value="12.5199" calcext:value-type="float">
            <text:p>12.5199</text:p>
          </table:table-cell>
          <table:table-cell office:value-type="float" office:value="11.6077" calcext:value-type="float">
            <text:p>11.6077</text:p>
          </table:table-cell>
          <table:table-cell office:value-type="float" office:value="13.6717" calcext:value-type="float">
            <text:p>13.6717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1.7604" calcext:value-type="float">
            <text:p>11.7604</text:p>
          </table:table-cell>
          <table:table-cell office:value-type="float" office:value="11.7545" calcext:value-type="float">
            <text:p>11.7545</text:p>
          </table:table-cell>
          <table:table-cell office:value-type="float" office:value="11.6524" calcext:value-type="float">
            <text:p>11.6524</text:p>
          </table:table-cell>
          <table:table-cell office:value-type="float" office:value="11.2953" calcext:value-type="float">
            <text:p>11.2953</text:p>
          </table:table-cell>
          <table:table-cell office:value-type="float" office:value="11.5174" calcext:value-type="float">
            <text:p>11.5174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7.96939" calcext:value-type="float">
            <text:p>7.96939</text:p>
          </table:table-cell>
          <table:table-cell table:formula="of:=SQRT(SUMXMY2([.C6:.T6];[.C3:.T3])/COUNTA([.C6:.T6]))" office:value-type="float" office:value="8.3417807536191" calcext:value-type="float">
            <text:p>8.3417807536191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2.439" calcext:value-type="float">
            <text:p>12.439</text:p>
          </table:table-cell>
          <table:table-cell office:value-type="float" office:value="12.2131" calcext:value-type="float">
            <text:p>12.2131</text:p>
          </table:table-cell>
          <table:table-cell office:value-type="float" office:value="12.8595" calcext:value-type="float">
            <text:p>12.8595</text:p>
          </table:table-cell>
          <table:table-cell office:value-type="float" office:value="12.1368" calcext:value-type="float">
            <text:p>12.1368</text:p>
          </table:table-cell>
          <table:table-cell office:value-type="float" office:value="13.6733" calcext:value-type="float">
            <text:p>13.6733</text:p>
          </table:table-cell>
          <table:table-cell office:value-type="float" office:value="11.9941" calcext:value-type="float">
            <text:p>11.9941</text:p>
          </table:table-cell>
          <table:table-cell office:value-type="float" office:value="12.3913" calcext:value-type="float">
            <text:p>12.3913</text:p>
          </table:table-cell>
          <table:table-cell office:value-type="float" office:value="11.3273" calcext:value-type="float">
            <text:p>11.3273</text:p>
          </table:table-cell>
          <table:table-cell office:value-type="float" office:value="13.6447" calcext:value-type="float">
            <text:p>13.6447</text:p>
          </table:table-cell>
          <table:table-cell office:value-type="float" office:value="11.3027" calcext:value-type="float">
            <text:p>11.3027</text:p>
          </table:table-cell>
          <table:table-cell office:value-type="float" office:value="11.3208" calcext:value-type="float">
            <text:p>11.3208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11.5476" calcext:value-type="float">
            <text:p>11.5476</text:p>
          </table:table-cell>
          <table:table-cell office:value-type="float" office:value="10.4388" calcext:value-type="float">
            <text:p>10.4388</text:p>
          </table:table-cell>
          <table:table-cell office:value-type="float" office:value="11.6681" calcext:value-type="float">
            <text:p>11.6681</text:p>
          </table:table-cell>
          <table:table-cell office:value-type="float" office:value="9.69202" calcext:value-type="float">
            <text:p>9.69202</text:p>
          </table:table-cell>
          <table:table-cell office:value-type="float" office:value="7.60063" calcext:value-type="float">
            <text:p>7.60063</text:p>
          </table:table-cell>
          <table:table-cell table:formula="of:=SQRT(SUMXMY2([.C7:.T7];[.C3:.T3])/COUNTA([.C7:.T7]))" office:value-type="float" office:value="8.64137971333057" calcext:value-type="float">
            <text:p>8.64137971333057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3.6733" calcext:value-type="float">
            <text:p>13.6733</text:p>
          </table:table-cell>
          <table:table-cell office:value-type="float" office:value="13.5031" calcext:value-type="float">
            <text:p>13.5031</text:p>
          </table:table-cell>
          <table:table-cell office:value-type="float" office:value="11.4665" calcext:value-type="float">
            <text:p>11.4665</text:p>
          </table:table-cell>
          <table:table-cell office:value-type="float" office:value="12.561" calcext:value-type="float">
            <text:p>12.561</text:p>
          </table:table-cell>
          <table:table-cell office:value-type="float" office:value="12.6318" calcext:value-type="float">
            <text:p>12.6318</text:p>
          </table:table-cell>
          <table:table-cell office:value-type="float" office:value="15.1537" calcext:value-type="float">
            <text:p>15.1537</text:p>
          </table:table-cell>
          <table:table-cell office:value-type="float" office:value="13.3509" calcext:value-type="float">
            <text:p>13.3509</text:p>
          </table:table-cell>
          <table:table-cell office:value-type="float" office:value="12.9348" calcext:value-type="float">
            <text:p>12.9348</text:p>
          </table:table-cell>
          <table:table-cell office:value-type="float" office:value="12.1911" calcext:value-type="float">
            <text:p>12.1911</text:p>
          </table:table-cell>
          <table:table-cell office:value-type="float" office:value="13.199" calcext:value-type="float">
            <text:p>13.199</text:p>
          </table:table-cell>
          <table:table-cell office:value-type="float" office:value="11.3274" calcext:value-type="float">
            <text:p>11.3274</text:p>
          </table:table-cell>
          <table:table-cell office:value-type="float" office:value="12.2727" calcext:value-type="float">
            <text:p>12.2727</text:p>
          </table:table-cell>
          <table:table-cell office:value-type="float" office:value="12.6681" calcext:value-type="float">
            <text:p>12.6681</text:p>
          </table:table-cell>
          <table:table-cell office:value-type="float" office:value="11.5384" calcext:value-type="float">
            <text:p>11.5384</text:p>
          </table:table-cell>
          <table:table-cell office:value-type="float" office:value="10.2513" calcext:value-type="float">
            <text:p>10.2513</text:p>
          </table:table-cell>
          <table:table-cell office:value-type="float" office:value="11.3153" calcext:value-type="float">
            <text:p>11.3153</text:p>
          </table:table-cell>
          <table:table-cell office:value-type="float" office:value="10.9094" calcext:value-type="float">
            <text:p>10.9094</text:p>
          </table:table-cell>
          <table:table-cell office:value-type="float" office:value="7.87897" calcext:value-type="float">
            <text:p>7.87897</text:p>
          </table:table-cell>
          <table:table-cell table:formula="of:=SQRT(SUMXMY2([.C8:.T8];[.C3:.T3])/COUNTA([.C8:.T8]))" office:value-type="float" office:value="8.78547818158181" calcext:value-type="float">
            <text:p>8.78547818158181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4.2804" calcext:value-type="float">
            <text:p>14.2804</text:p>
          </table:table-cell>
          <table:table-cell office:value-type="float" office:value="12.9004" calcext:value-type="float">
            <text:p>12.9004</text:p>
          </table:table-cell>
          <table:table-cell office:value-type="float" office:value="11.6087" calcext:value-type="float">
            <text:p>11.6087</text:p>
          </table:table-cell>
          <table:table-cell office:value-type="float" office:value="12.9209" calcext:value-type="float">
            <text:p>12.9209</text:p>
          </table:table-cell>
          <table:table-cell office:value-type="float" office:value="12.1886" calcext:value-type="float">
            <text:p>12.1886</text:p>
          </table:table-cell>
          <table:table-cell office:value-type="float" office:value="13.0553" calcext:value-type="float">
            <text:p>13.0553</text:p>
          </table:table-cell>
          <table:table-cell office:value-type="float" office:value="12.6612" calcext:value-type="float">
            <text:p>12.6612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1.9899" calcext:value-type="float">
            <text:p>11.9899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12.1076" calcext:value-type="float">
            <text:p>12.1076</text:p>
          </table:table-cell>
          <table:table-cell office:value-type="float" office:value="11.8967" calcext:value-type="float">
            <text:p>11.8967</text:p>
          </table:table-cell>
          <table:table-cell office:value-type="float" office:value="11.6227" calcext:value-type="float">
            <text:p>11.6227</text:p>
          </table:table-cell>
          <table:table-cell office:value-type="float" office:value="10.9335" calcext:value-type="float">
            <text:p>10.9335</text:p>
          </table:table-cell>
          <table:table-cell office:value-type="float" office:value="12.5287" calcext:value-type="float">
            <text:p>12.5287</text:p>
          </table:table-cell>
          <table:table-cell office:value-type="float" office:value="10.68" calcext:value-type="float">
            <text:p>10.68</text:p>
          </table:table-cell>
          <table:table-cell office:value-type="float" office:value="10.7884" calcext:value-type="float">
            <text:p>10.7884</text:p>
          </table:table-cell>
          <table:table-cell office:value-type="float" office:value="9.52513" calcext:value-type="float">
            <text:p>9.52513</text:p>
          </table:table-cell>
          <table:table-cell table:formula="of:=SQRT(SUMXMY2([.C9:.T9];[.C3:.T3])/COUNTA([.C9:.T9]))" office:value-type="float" office:value="8.81795324766751" calcext:value-type="float">
            <text:p>8.81795324766751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1.6" calcext:value-type="float">
            <text:p>11.6</text:p>
          </table:table-cell>
          <table:table-cell office:value-type="float" office:value="79.121" calcext:value-type="float">
            <text:p>79.121</text:p>
          </table:table-cell>
          <table:table-cell office:value-type="float" office:value="15.0746" calcext:value-type="float">
            <text:p>15.07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12.4096" calcext:value-type="float">
            <text:p>12.4096</text:p>
          </table:table-cell>
          <table:table-cell office:value-type="float" office:value="32.6268" calcext:value-type="float">
            <text:p>32.6268</text:p>
          </table:table-cell>
          <table:table-cell office:value-type="float" office:value="5.49163" calcext:value-type="float">
            <text:p>5.49163</text:p>
          </table:table-cell>
          <table:table-cell office:value-type="float" office:value="12.4994" calcext:value-type="float">
            <text:p>12.4994</text:p>
          </table:table-cell>
          <table:table-cell office:value-type="float" office:value="12.0819" calcext:value-type="float">
            <text:p>12.0819</text:p>
          </table:table-cell>
          <table:table-cell office:value-type="float" office:value="7.4008" calcext:value-type="float">
            <text:p>7.4008</text:p>
          </table:table-cell>
          <table:table-cell office:value-type="float" office:value="12.588" calcext:value-type="float">
            <text:p>12.588</text:p>
          </table:table-cell>
          <table:table-cell office:value-type="float" office:value="11.8147" calcext:value-type="float">
            <text:p>11.8147</text:p>
          </table:table-cell>
          <table:table-cell office:value-type="float" office:value="10.2" calcext:value-type="float">
            <text:p>10.2</text:p>
          </table:table-cell>
          <table:table-cell office:value-type="float" office:value="10.8932" calcext:value-type="float">
            <text:p>10.8932</text:p>
          </table:table-cell>
          <table:table-cell office:value-type="float" office:value="11.426" calcext:value-type="float">
            <text:p>11.426</text:p>
          </table:table-cell>
          <table:table-cell office:value-type="float" office:value="11.4273" calcext:value-type="float">
            <text:p>11.4273</text:p>
          </table:table-cell>
          <table:table-cell office:value-type="float" office:value="11.5287" calcext:value-type="float">
            <text:p>11.5287</text:p>
          </table:table-cell>
          <table:table-cell table:formula="of:=SQRT(SUMXMY2([.C10:.T10];[.C8:.T8])/COUNTA([.C10:.T10]))" office:value-type="float" office:value="16.3147577525036" calcext:value-type="float">
            <text:p>16.3147577525036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4.9322" calcext:value-type="float">
            <text:p>24.9322</text:p>
          </table:table-cell>
          <table:table-cell office:value-type="float" office:value="53.985" calcext:value-type="float">
            <text:p>53.985</text:p>
          </table:table-cell>
          <table:table-cell office:value-type="float" office:value="12.6515" calcext:value-type="float">
            <text:p>12.6515</text:p>
          </table:table-cell>
          <table:table-cell office:value-type="float" office:value="12.9505" calcext:value-type="float">
            <text:p>12.9505</text:p>
          </table:table-cell>
          <table:table-cell office:value-type="float" office:value="27.5994" calcext:value-type="float">
            <text:p>27.5994</text:p>
          </table:table-cell>
          <table:table-cell office:value-type="float" office:value="13.7967" calcext:value-type="float">
            <text:p>13.7967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3.1375" calcext:value-type="float">
            <text:p>13.1375</text:p>
          </table:table-cell>
          <table:table-cell office:value-type="float" office:value="12.6518" calcext:value-type="float">
            <text:p>12.6518</text:p>
          </table:table-cell>
          <table:table-cell office:value-type="float" office:value="12.2379" calcext:value-type="float">
            <text:p>12.2379</text:p>
          </table:table-cell>
          <table:table-cell office:value-type="float" office:value="8.3746" calcext:value-type="float">
            <text:p>8.3746</text:p>
          </table:table-cell>
          <table:table-cell office:value-type="float" office:value="12.5964" calcext:value-type="float">
            <text:p>12.5964</text:p>
          </table:table-cell>
          <table:table-cell office:value-type="float" office:value="12.6506" calcext:value-type="float">
            <text:p>12.6506</text:p>
          </table:table-cell>
          <table:table-cell office:value-type="float" office:value="8.89821" calcext:value-type="float">
            <text:p>8.89821</text:p>
          </table:table-cell>
          <table:table-cell office:value-type="float" office:value="13.3506" calcext:value-type="float">
            <text:p>13.3506</text:p>
          </table:table-cell>
          <table:table-cell office:value-type="float" office:value="478.617" calcext:value-type="float">
            <text:p>478.617</text:p>
          </table:table-cell>
          <table:table-cell office:value-type="float" office:value="12.6075" calcext:value-type="float">
            <text:p>12.6075</text:p>
          </table:table-cell>
          <table:table-cell office:value-type="float" office:value="10.0048" calcext:value-type="float">
            <text:p>10.0048</text:p>
          </table:table-cell>
          <table:table-cell table:formula="of:=SQRT(SUMXMY2([.C11:.T11];[.C3:.T3])/COUNTA([.C11:.T11]))" office:value-type="float" office:value="112.850432770201" calcext:value-type="float">
            <text:p>112.850432770201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6.2288" calcext:value-type="float">
            <text:p>16.2288</text:p>
          </table:table-cell>
          <table:table-cell office:value-type="float" office:value="42.4036" calcext:value-type="float">
            <text:p>42.4036</text:p>
          </table:table-cell>
          <table:table-cell office:value-type="float" office:value="14.346" calcext:value-type="float">
            <text:p>14.3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41.1047" calcext:value-type="float">
            <text:p>41.1047</text:p>
          </table:table-cell>
          <table:table-cell office:value-type="float" office:value="12.9475" calcext:value-type="float">
            <text:p>12.9475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1.046" calcext:value-type="float">
            <text:p>11.046</text:p>
          </table:table-cell>
          <table:table-cell office:value-type="float" office:value="11.9742" calcext:value-type="float">
            <text:p>11.9742</text:p>
          </table:table-cell>
          <table:table-cell office:value-type="float" office:value="12.4253" calcext:value-type="float">
            <text:p>12.4253</text:p>
          </table:table-cell>
          <table:table-cell office:value-type="float" office:value="6.7952" calcext:value-type="float">
            <text:p>6.7952</text:p>
          </table:table-cell>
          <table:table-cell office:value-type="float" office:value="13.7875" calcext:value-type="float">
            <text:p>13.7875</text:p>
          </table:table-cell>
          <table:table-cell office:value-type="float" office:value="12.7815" calcext:value-type="float">
            <text:p>12.7815</text:p>
          </table:table-cell>
          <table:table-cell office:value-type="float" office:value="8.93355" calcext:value-type="float">
            <text:p>8.93355</text:p>
          </table:table-cell>
          <table:table-cell office:value-type="float" office:value="14.9888" calcext:value-type="float">
            <text:p>14.9888</text:p>
          </table:table-cell>
          <table:table-cell office:value-type="float" office:value="23.3392" calcext:value-type="float">
            <text:p>23.3392</text:p>
          </table:table-cell>
          <table:table-cell office:value-type="float" office:value="12.0341" calcext:value-type="float">
            <text:p>12.0341</text:p>
          </table:table-cell>
          <table:table-cell office:value-type="float" office:value="10.2286" calcext:value-type="float">
            <text:p>10.2286</text:p>
          </table:table-cell>
          <table:table-cell table:formula="of:=SQRT(SUMXMY2([.C12:.T12];[.C3:.T3])/COUNTA([.C12:.T12]))" office:value-type="float" office:value="13.2743796431583" calcext:value-type="float">
            <text:p>13.2743796431583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2.1576" calcext:value-type="float">
            <text:p>12.1576</text:p>
          </table:table-cell>
          <table:table-cell office:value-type="float" office:value="12.0618" calcext:value-type="float">
            <text:p>12.0618</text:p>
          </table:table-cell>
          <table:table-cell office:value-type="float" office:value="12.8572" calcext:value-type="float">
            <text:p>12.8572</text:p>
          </table:table-cell>
          <table:table-cell office:value-type="float" office:value="24.8024" calcext:value-type="float">
            <text:p>24.8024</text:p>
          </table:table-cell>
          <table:table-cell office:value-type="float" office:value="13.0208" calcext:value-type="float">
            <text:p>13.0208</text:p>
          </table:table-cell>
          <table:table-cell office:value-type="float" office:value="12.8752" calcext:value-type="float">
            <text:p>12.8752</text:p>
          </table:table-cell>
          <table:table-cell office:value-type="float" office:value="12.0506" calcext:value-type="float">
            <text:p>12.0506</text:p>
          </table:table-cell>
          <table:table-cell office:value-type="float" office:value="10.301" calcext:value-type="float">
            <text:p>10.301</text:p>
          </table:table-cell>
          <table:table-cell office:value-type="float" office:value="12.7649" calcext:value-type="float">
            <text:p>12.7649</text:p>
          </table:table-cell>
          <table:table-cell office:value-type="float" office:value="18.7711" calcext:value-type="float">
            <text:p>18.7711</text:p>
          </table:table-cell>
          <table:table-cell office:value-type="float" office:value="12.4313" calcext:value-type="float">
            <text:p>12.4313</text:p>
          </table:table-cell>
          <table:table-cell office:value-type="float" office:value="10.5191" calcext:value-type="float">
            <text:p>10.5191</text:p>
          </table:table-cell>
          <table:table-cell office:value-type="float" office:value="13.7374" calcext:value-type="float">
            <text:p>13.7374</text:p>
          </table:table-cell>
          <table:table-cell office:value-type="float" office:value="8.81167" calcext:value-type="float">
            <text:p>8.81167</text:p>
          </table:table-cell>
          <table:table-cell office:value-type="float" office:value="10.2039" calcext:value-type="float">
            <text:p>10.2039</text:p>
          </table:table-cell>
          <table:table-cell office:value-type="float" office:value="13.7869" calcext:value-type="float">
            <text:p>13.7869</text:p>
          </table:table-cell>
          <table:table-cell office:value-type="float" office:value="11.2388" calcext:value-type="float">
            <text:p>11.2388</text:p>
          </table:table-cell>
          <table:table-cell office:value-type="float" office:value="13.4313" calcext:value-type="float">
            <text:p>13.4313</text:p>
          </table:table-cell>
          <table:table-cell table:formula="of:=SQRT(SUMXMY2([.C13:.T13];[.C3:.T3])/COUNTA([.C13:.T13]))" office:value-type="float" office:value="9.72760188414876" calcext:value-type="float">
            <text:p>9.72760188414876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2.5624" calcext:value-type="float">
            <text:p>12.5624</text:p>
          </table:table-cell>
          <table:table-cell office:value-type="float" office:value="10.822" calcext:value-type="float">
            <text:p>10.822</text:p>
          </table:table-cell>
          <table:table-cell office:value-type="float" office:value="41.8298" calcext:value-type="float">
            <text:p>41.8298</text:p>
          </table:table-cell>
          <table:table-cell office:value-type="float" office:value="24.7513" calcext:value-type="float">
            <text:p>24.7513</text:p>
          </table:table-cell>
          <table:table-cell office:value-type="float" office:value="10.6789" calcext:value-type="float">
            <text:p>10.6789</text:p>
          </table:table-cell>
          <table:table-cell office:value-type="float" office:value="49.2159" calcext:value-type="float">
            <text:p>49.2159</text:p>
          </table:table-cell>
          <table:table-cell office:value-type="float" office:value="17.7482" calcext:value-type="float">
            <text:p>17.7482</text:p>
          </table:table-cell>
          <table:table-cell office:value-type="float" office:value="13.0324" calcext:value-type="float">
            <text:p>13.0324</text:p>
          </table:table-cell>
          <table:table-cell office:value-type="float" office:value="11.8354" calcext:value-type="float">
            <text:p>11.8354</text:p>
          </table:table-cell>
          <table:table-cell office:value-type="float" office:value="13.4725" calcext:value-type="float">
            <text:p>13.4725</text:p>
          </table:table-cell>
          <table:table-cell office:value-type="float" office:value="12.5049" calcext:value-type="float">
            <text:p>12.5049</text:p>
          </table:table-cell>
          <table:table-cell office:value-type="float" office:value="10.5004" calcext:value-type="float">
            <text:p>10.5004</text:p>
          </table:table-cell>
          <table:table-cell office:value-type="float" office:value="13.8047" calcext:value-type="float">
            <text:p>13.8047</text:p>
          </table:table-cell>
          <table:table-cell office:value-type="float" office:value="10.9981" calcext:value-type="float">
            <text:p>10.9981</text:p>
          </table:table-cell>
          <table:table-cell office:value-type="float" office:value="8.83708" calcext:value-type="float">
            <text:p>8.83708</text:p>
          </table:table-cell>
          <table:table-cell office:value-type="float" office:value="13.7132" calcext:value-type="float">
            <text:p>13.7132</text:p>
          </table:table-cell>
          <table:table-cell office:value-type="float" office:value="11.9434" calcext:value-type="float">
            <text:p>11.9434</text:p>
          </table:table-cell>
          <table:table-cell office:value-type="float" office:value="14.6162" calcext:value-type="float">
            <text:p>14.6162</text:p>
          </table:table-cell>
          <table:table-cell table:formula="of:=SQRT(SUMXMY2([.C14:.T14];[.C3:.T3])/COUNTA([.C14:.T14]))" office:value-type="float" office:value="14.6691320114427" calcext:value-type="float">
            <text:p>14.6691320114427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.31" calcext:value-type="float">
            <text:p>13.31</text:p>
          </table:table-cell>
          <table:table-cell office:value-type="float" office:value="33.9913" calcext:value-type="float">
            <text:p>33.9913</text:p>
          </table:table-cell>
          <table:table-cell office:value-type="float" office:value="13.0273" calcext:value-type="float">
            <text:p>13.0273</text:p>
          </table:table-cell>
          <table:table-cell office:value-type="float" office:value="28.3779" calcext:value-type="float">
            <text:p>28.3779</text:p>
          </table:table-cell>
          <table:table-cell office:value-type="float" office:value="26.2446" calcext:value-type="float">
            <text:p>26.2446</text:p>
          </table:table-cell>
          <table:table-cell office:value-type="float" office:value="15.272" calcext:value-type="float">
            <text:p>15.272</text:p>
          </table:table-cell>
          <table:table-cell office:value-type="float" office:value="13" calcext:value-type="float">
            <text:p>13</text:p>
          </table:table-cell>
          <table:table-cell office:value-type="float" office:value="67.4533" calcext:value-type="float">
            <text:p>67.4533</text:p>
          </table:table-cell>
          <table:table-cell office:value-type="float" office:value="13.0806" calcext:value-type="float">
            <text:p>13.0806</text:p>
          </table:table-cell>
          <table:table-cell office:value-type="float" office:value="15.3907" calcext:value-type="float">
            <text:p>15.3907</text:p>
          </table:table-cell>
          <table:table-cell office:value-type="float" office:value="13.1432" calcext:value-type="float">
            <text:p>13.1432</text:p>
          </table:table-cell>
          <table:table-cell office:value-type="float" office:value="13.9847" calcext:value-type="float">
            <text:p>13.9847</text:p>
          </table:table-cell>
          <table:table-cell office:value-type="float" office:value="10.688" calcext:value-type="float">
            <text:p>10.688</text:p>
          </table:table-cell>
          <table:table-cell office:value-type="float" office:value="10.8659" calcext:value-type="float">
            <text:p>10.8659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8.67653" calcext:value-type="float">
            <text:p>8.67653</text:p>
          </table:table-cell>
          <table:table-cell office:value-type="float" office:value="9.71028" calcext:value-type="float">
            <text:p>9.71028</text:p>
          </table:table-cell>
          <table:table-cell office:value-type="float" office:value="10.0599" calcext:value-type="float">
            <text:p>10.0599</text:p>
          </table:table-cell>
          <table:table-cell table:formula="of:=SQRT(SUMXMY2([.C15:.T15];[.C13:.T13])/COUNTA([.C15:.T15]))" office:value-type="float" office:value="14.9554790353276" calcext:value-type="float">
            <text:p>14.9554790353276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.8623" calcext:value-type="float">
            <text:p>11.8623</text:p>
          </table:table-cell>
          <table:table-cell office:value-type="float" office:value="12.3202" calcext:value-type="float">
            <text:p>12.3202</text:p>
          </table:table-cell>
          <table:table-cell office:value-type="float" office:value="12.6784" calcext:value-type="float">
            <text:p>12.6784</text:p>
          </table:table-cell>
          <table:table-cell office:value-type="float" office:value="11.5744" calcext:value-type="float">
            <text:p>11.5744</text:p>
          </table:table-cell>
          <table:table-cell office:value-type="float" office:value="12.8588" calcext:value-type="float">
            <text:p>12.8588</text:p>
          </table:table-cell>
          <table:table-cell office:value-type="float" office:value="13.7773" calcext:value-type="float">
            <text:p>13.7773</text:p>
          </table:table-cell>
          <table:table-cell office:value-type="float" office:value="11.0221" calcext:value-type="float">
            <text:p>11.0221</text:p>
          </table:table-cell>
          <table:table-cell office:value-type="float" office:value="11.4475" calcext:value-type="float">
            <text:p>11.4475</text:p>
          </table:table-cell>
          <table:table-cell office:value-type="float" office:value="12.5955" calcext:value-type="float">
            <text:p>12.5955</text:p>
          </table:table-cell>
          <table:table-cell office:value-type="float" office:value="10.7961" calcext:value-type="float">
            <text:p>10.7961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11.5979" calcext:value-type="float">
            <text:p>11.5979</text:p>
          </table:table-cell>
          <table:table-cell office:value-type="float" office:value="10.0595" calcext:value-type="float">
            <text:p>10.0595</text:p>
          </table:table-cell>
          <table:table-cell office:value-type="float" office:value="9.90635" calcext:value-type="float">
            <text:p>9.90635</text:p>
          </table:table-cell>
          <table:table-cell office:value-type="float" office:value="9.58156" calcext:value-type="float">
            <text:p>9.58156</text:p>
          </table:table-cell>
          <table:table-cell office:value-type="float" office:value="9.13148" calcext:value-type="float">
            <text:p>9.13148</text:p>
          </table:table-cell>
          <table:table-cell office:value-type="float" office:value="8.54737" calcext:value-type="float">
            <text:p>8.54737</text:p>
          </table:table-cell>
          <table:table-cell office:value-type="float" office:value="7.47344" calcext:value-type="float">
            <text:p>7.47344</text:p>
          </table:table-cell>
          <table:table-cell table:formula="of:=SQRT(SUMXMY2([.C16:.T16];[.C3:.T3])/COUNTA([.C16:.T16]))" office:value-type="float" office:value="8.45713443525314" calcext:value-type="float">
            <text:p>8.45713443525314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.4826" calcext:value-type="float">
            <text:p>13.4826</text:p>
          </table:table-cell>
          <table:table-cell office:value-type="float" office:value="15.8328" calcext:value-type="float">
            <text:p>15.8328</text:p>
          </table:table-cell>
          <table:table-cell office:value-type="float" office:value="16.1523" calcext:value-type="float">
            <text:p>16.1523</text:p>
          </table:table-cell>
          <table:table-cell office:value-type="float" office:value="12.694" calcext:value-type="float">
            <text:p>12.694</text:p>
          </table:table-cell>
          <table:table-cell office:value-type="float" office:value="11.6526" calcext:value-type="float">
            <text:p>11.6526</text:p>
          </table:table-cell>
          <table:table-cell office:value-type="float" office:value="12.9194" calcext:value-type="float">
            <text:p>12.9194</text:p>
          </table:table-cell>
          <table:table-cell office:value-type="float" office:value="11.2544" calcext:value-type="float">
            <text:p>11.2544</text:p>
          </table:table-cell>
          <table:table-cell office:value-type="float" office:value="11.5101" calcext:value-type="float">
            <text:p>11.5101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12.0117" calcext:value-type="float">
            <text:p>12.0117</text:p>
          </table:table-cell>
          <table:table-cell office:value-type="float" office:value="11.2876" calcext:value-type="float">
            <text:p>11.2876</text:p>
          </table:table-cell>
          <table:table-cell office:value-type="float" office:value="11.3592" calcext:value-type="float">
            <text:p>11.3592</text:p>
          </table:table-cell>
          <table:table-cell office:value-type="float" office:value="10.0294" calcext:value-type="float">
            <text:p>10.0294</text:p>
          </table:table-cell>
          <table:table-cell office:value-type="float" office:value="10.7133" calcext:value-type="float">
            <text:p>10.7133</text:p>
          </table:table-cell>
          <table:table-cell office:value-type="float" office:value="8.844" calcext:value-type="float">
            <text:p>8.844</text:p>
          </table:table-cell>
          <table:table-cell office:value-type="float" office:value="8.82055" calcext:value-type="float">
            <text:p>8.82055</text:p>
          </table:table-cell>
          <table:table-cell office:value-type="float" office:value="8.11211" calcext:value-type="float">
            <text:p>8.11211</text:p>
          </table:table-cell>
          <table:table-cell office:value-type="float" office:value="8.09918" calcext:value-type="float">
            <text:p>8.09918</text:p>
          </table:table-cell>
          <table:table-cell table:formula="of:=SQRT(SUMXMY2([.C17:.T17];[.C3:.T3])/COUNTA([.C17:.T17]))" office:value-type="float" office:value="8.39713334126263" calcext:value-type="float">
            <text:p>8.39713334126263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.97886" calcext:value-type="float">
            <text:p>9.97886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15.0726" calcext:value-type="float">
            <text:p>15.0726</text:p>
          </table:table-cell>
          <table:table-cell office:value-type="float" office:value="17.3571" calcext:value-type="float">
            <text:p>17.3571</text:p>
          </table:table-cell>
          <table:table-cell office:value-type="float" office:value="14.7718" calcext:value-type="float">
            <text:p>14.7718</text:p>
          </table:table-cell>
          <table:table-cell office:value-type="float" office:value="15.7225" calcext:value-type="float">
            <text:p>15.7225</text:p>
          </table:table-cell>
          <table:table-cell office:value-type="float" office:value="12.6597" calcext:value-type="float">
            <text:p>12.6597</text:p>
          </table:table-cell>
          <table:table-cell office:value-type="float" office:value="13.7356" calcext:value-type="float">
            <text:p>13.7356</text:p>
          </table:table-cell>
          <table:table-cell office:value-type="float" office:value="11.2459" calcext:value-type="float">
            <text:p>11.2459</text:p>
          </table:table-cell>
          <table:table-cell office:value-type="float" office:value="11.7957" calcext:value-type="float">
            <text:p>11.7957</text:p>
          </table:table-cell>
          <table:table-cell office:value-type="float" office:value="14.3197" calcext:value-type="float">
            <text:p>14.3197</text:p>
          </table:table-cell>
          <table:table-cell office:value-type="float" office:value="11.2036" calcext:value-type="float">
            <text:p>11.2036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0.7886" calcext:value-type="float">
            <text:p>10.7886</text:p>
          </table:table-cell>
          <table:table-cell office:value-type="float" office:value="9.11617" calcext:value-type="float">
            <text:p>9.11617</text:p>
          </table:table-cell>
          <table:table-cell office:value-type="float" office:value="10.5903" calcext:value-type="float">
            <text:p>10.5903</text:p>
          </table:table-cell>
          <table:table-cell office:value-type="float" office:value="9.45097" calcext:value-type="float">
            <text:p>9.45097</text:p>
          </table:table-cell>
          <table:table-cell office:value-type="float" office:value="8.12629" calcext:value-type="float">
            <text:p>8.12629</text:p>
          </table:table-cell>
          <table:table-cell table:formula="of:=SQRT(SUMXMY2([.C18:.T18];[.C3:.T3])/COUNTA([.C18:.T18]))" office:value-type="float" office:value="8.96076768588588" calcext:value-type="float">
            <text:p>8.96076768588588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12.7078" calcext:value-type="float">
            <text:p>12.7078</text:p>
          </table:table-cell>
          <table:table-cell office:value-type="float" office:value="12.3838" calcext:value-type="float">
            <text:p>12.3838</text:p>
          </table:table-cell>
          <table:table-cell office:value-type="float" office:value="10.9531" calcext:value-type="float">
            <text:p>10.9531</text:p>
          </table:table-cell>
          <table:table-cell office:value-type="float" office:value="10.9042" calcext:value-type="float">
            <text:p>10.9042</text:p>
          </table:table-cell>
          <table:table-cell office:value-type="float" office:value="12.8591" calcext:value-type="float">
            <text:p>12.8591</text:p>
          </table:table-cell>
          <table:table-cell office:value-type="float" office:value="12.1055" calcext:value-type="float">
            <text:p>12.1055</text:p>
          </table:table-cell>
          <table:table-cell office:value-type="float" office:value="12.2943" calcext:value-type="float">
            <text:p>12.2943</text:p>
          </table:table-cell>
          <table:table-cell office:value-type="float" office:value="10.4507" calcext:value-type="float">
            <text:p>10.4507</text:p>
          </table:table-cell>
          <table:table-cell office:value-type="float" office:value="10.9112" calcext:value-type="float">
            <text:p>10.9112</text:p>
          </table:table-cell>
          <table:table-cell office:value-type="float" office:value="12.0836" calcext:value-type="float">
            <text:p>12.0836</text:p>
          </table:table-cell>
          <table:table-cell office:value-type="float" office:value="10.5192" calcext:value-type="float">
            <text:p>10.5192</text:p>
          </table:table-cell>
          <table:table-cell office:value-type="float" office:value="10.8571" calcext:value-type="float">
            <text:p>10.8571</text:p>
          </table:table-cell>
          <table:table-cell office:value-type="float" office:value="9.60999" calcext:value-type="float">
            <text:p>9.60999</text:p>
          </table:table-cell>
          <table:table-cell office:value-type="float" office:value="9.4248" calcext:value-type="float">
            <text:p>9.4248</text:p>
          </table:table-cell>
          <table:table-cell office:value-type="float" office:value="8.73169" calcext:value-type="float">
            <text:p>8.73169</text:p>
          </table:table-cell>
          <table:table-cell office:value-type="float" office:value="8.09406" calcext:value-type="float">
            <text:p>8.09406</text:p>
          </table:table-cell>
          <table:table-cell office:value-type="float" office:value="7.91326" calcext:value-type="float">
            <text:p>7.91326</text:p>
          </table:table-cell>
          <table:table-cell table:formula="of:=SQRT(SUMXMY2([.C19:.T19];[.C3:.T3])/COUNTA([.C19:.T19]))" office:value-type="float" office:value="8.36590105759817" calcext:value-type="float">
            <text:p>8.36590105759817</text:p>
          </table:table-cell>
        </table:table-row>
        <table:table-row table:style-name="ro2">
          <table:table-cell table:number-columns-repeated="2" office:value-type="string" calcext:value-type="string">
            <text:p>BRISK</text:p>
          </table:table-cell>
          <table:table-cell office:value-type="float" office:value="13.3488" calcext:value-type="float">
            <text:p>13.3488</text:p>
          </table:table-cell>
          <table:table-cell office:value-type="float" office:value="21.5276" calcext:value-type="float">
            <text:p>21.5276</text:p>
          </table:table-cell>
          <table:table-cell office:value-type="float" office:value="12.6056" calcext:value-type="float">
            <text:p>12.6056</text:p>
          </table:table-cell>
          <table:table-cell office:value-type="float" office:value="15.2037" calcext:value-type="float">
            <text:p>15.2037</text:p>
          </table:table-cell>
          <table:table-cell office:value-type="float" office:value="27.6679" calcext:value-type="float">
            <text:p>27.6679</text:p>
          </table:table-cell>
          <table:table-cell office:value-type="float" office:value="19.0136" calcext:value-type="float">
            <text:p>19.0136</text:p>
          </table:table-cell>
          <table:table-cell office:value-type="float" office:value="16.6536" calcext:value-type="float">
            <text:p>16.6536</text:p>
          </table:table-cell>
          <table:table-cell office:value-type="float" office:value="16.0991" calcext:value-type="float">
            <text:p>16.0991</text:p>
          </table:table-cell>
          <table:table-cell office:value-type="float" office:value="14.8186" calcext:value-type="float">
            <text:p>14.8186</text:p>
          </table:table-cell>
          <table:table-cell office:value-type="float" office:value="13.9297" calcext:value-type="float">
            <text:p>13.9297</text:p>
          </table:table-cell>
          <table:table-cell office:value-type="float" office:value="13.1354" calcext:value-type="float">
            <text:p>13.1354</text:p>
          </table:table-cell>
          <table:table-cell office:value-type="float" office:value="11.6725" calcext:value-type="float">
            <text:p>11.6725</text:p>
          </table:table-cell>
          <table:table-cell office:value-type="float" office:value="11.8565" calcext:value-type="float">
            <text:p>11.8565</text:p>
          </table:table-cell>
          <table:table-cell office:value-type="float" office:value="12.4061" calcext:value-type="float">
            <text:p>12.4061</text:p>
          </table:table-cell>
          <table:table-cell office:value-type="float" office:value="12.7089" calcext:value-type="float">
            <text:p>12.7089</text:p>
          </table:table-cell>
          <table:table-cell office:value-type="float" office:value="11.4913" calcext:value-type="float">
            <text:p>11.4913</text:p>
          </table:table-cell>
          <table:table-cell office:value-type="float" office:value="9.31488" calcext:value-type="float">
            <text:p>9.31488</text:p>
          </table:table-cell>
          <table:table-cell office:value-type="float" office:value="10.6089" calcext:value-type="float">
            <text:p>10.6089</text:p>
          </table:table-cell>
          <table:table-cell table:formula="of:=SQRT(SUMXMY2([.C20:.T20];[.C3:.T3])/COUNTA([.C20:.T20]))" office:value-type="float" office:value="8.99737322873984" calcext:value-type="float">
            <text:p>8.99737322873984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844" calcext:value-type="float">
            <text:p>12.844</text:p>
          </table:table-cell>
          <table:table-cell office:value-type="float" office:value="16.8061" calcext:value-type="float">
            <text:p>16.8061</text:p>
          </table:table-cell>
          <table:table-cell office:value-type="float" office:value="11.6678" calcext:value-type="float">
            <text:p>11.6678</text:p>
          </table:table-cell>
          <table:table-cell office:value-type="float" office:value="20.5182" calcext:value-type="float">
            <text:p>20.5182</text:p>
          </table:table-cell>
          <table:table-cell office:value-type="float" office:value="19.7068" calcext:value-type="float">
            <text:p>19.7068</text:p>
          </table:table-cell>
          <table:table-cell office:value-type="float" office:value="17.9553" calcext:value-type="float">
            <text:p>17.9553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18.8252" calcext:value-type="float">
            <text:p>18.8252</text:p>
          </table:table-cell>
          <table:table-cell office:value-type="float" office:value="15.4645" calcext:value-type="float">
            <text:p>15.4645</text:p>
          </table:table-cell>
          <table:table-cell office:value-type="float" office:value="11.4809" calcext:value-type="float">
            <text:p>11.4809</text:p>
          </table:table-cell>
          <table:table-cell office:value-type="float" office:value="13.3621" calcext:value-type="float">
            <text:p>13.3621</text:p>
          </table:table-cell>
          <table:table-cell office:value-type="float" office:value="14.3096" calcext:value-type="float">
            <text:p>14.3096</text:p>
          </table:table-cell>
          <table:table-cell office:value-type="float" office:value="12.3266" calcext:value-type="float">
            <text:p>12.3266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1.6437" calcext:value-type="float">
            <text:p>11.6437</text:p>
          </table:table-cell>
          <table:table-cell office:value-type="float" office:value="12.1533" calcext:value-type="float">
            <text:p>12.1533</text:p>
          </table:table-cell>
          <table:table-cell office:value-type="float" office:value="11.2239" calcext:value-type="float">
            <text:p>11.2239</text:p>
          </table:table-cell>
          <table:table-cell office:value-type="float" office:value="10.5465" calcext:value-type="float">
            <text:p>10.5465</text:p>
          </table:table-cell>
          <table:table-cell table:formula="of:=SQRT(SUMXMY2([.C21:.T21];[.C3:.T3])/COUNTA([.C21:.T21]))" office:value-type="float" office:value="9.79868803091629" calcext:value-type="float">
            <text:p>9.79868803091629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.8169" calcext:value-type="float">
            <text:p>14.8169</text:p>
          </table:table-cell>
          <table:table-cell office:value-type="float" office:value="18.7701" calcext:value-type="float">
            <text:p>18.7701</text:p>
          </table:table-cell>
          <table:table-cell office:value-type="float" office:value="13.2744" calcext:value-type="float">
            <text:p>13.2744</text:p>
          </table:table-cell>
          <table:table-cell office:value-type="float" office:value="16.3966" calcext:value-type="float">
            <text:p>16.3966</text:p>
          </table:table-cell>
          <table:table-cell office:value-type="float" office:value="20.1448" calcext:value-type="float">
            <text:p>20.1448</text:p>
          </table:table-cell>
          <table:table-cell office:value-type="float" office:value="19.4363" calcext:value-type="float">
            <text:p>19.4363</text:p>
          </table:table-cell>
          <table:table-cell office:value-type="float" office:value="18.2045" calcext:value-type="float">
            <text:p>18.2045</text:p>
          </table:table-cell>
          <table:table-cell office:value-type="float" office:value="16.9617" calcext:value-type="float">
            <text:p>16.9617</text:p>
          </table:table-cell>
          <table:table-cell office:value-type="float" office:value="14.5583" calcext:value-type="float">
            <text:p>14.5583</text:p>
          </table:table-cell>
          <table:table-cell office:value-type="float" office:value="11.338" calcext:value-type="float">
            <text:p>11.338</text:p>
          </table:table-cell>
          <table:table-cell office:value-type="float" office:value="13.3173" calcext:value-type="float">
            <text:p>13.3173</text:p>
          </table:table-cell>
          <table:table-cell office:value-type="float" office:value="11.4957" calcext:value-type="float">
            <text:p>11.4957</text:p>
          </table:table-cell>
          <table:table-cell office:value-type="float" office:value="11.8043" calcext:value-type="float">
            <text:p>11.8043</text:p>
          </table:table-cell>
          <table:table-cell office:value-type="float" office:value="12.7646" calcext:value-type="float">
            <text:p>12.7646</text:p>
          </table:table-cell>
          <table:table-cell office:value-type="float" office:value="11.2164" calcext:value-type="float">
            <text:p>11.2164</text:p>
          </table:table-cell>
          <table:table-cell office:value-type="float" office:value="11.5295" calcext:value-type="float">
            <text:p>11.5295</text:p>
          </table:table-cell>
          <table:table-cell office:value-type="float" office:value="10.2462" calcext:value-type="float">
            <text:p>10.2462</text:p>
          </table:table-cell>
          <table:table-cell office:value-type="float" office:value="11.2941" calcext:value-type="float">
            <text:p>11.2941</text:p>
          </table:table-cell>
          <table:table-cell table:formula="of:=SQRT(SUMXMY2([.C22:.T22];[.C3:.T3])/COUNTA([.C22:.T22]))" office:value-type="float" office:value="8.88546913127145" calcext:value-type="float">
            <text:p>8.885469131271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2.7572" calcext:value-type="float">
            <text:p>12.7572</text:p>
          </table:table-cell>
          <table:table-cell office:value-type="float" office:value="24.1346" calcext:value-type="float">
            <text:p>24.1346</text:p>
          </table:table-cell>
          <table:table-cell office:value-type="float" office:value="13.9958" calcext:value-type="float">
            <text:p>13.9958</text:p>
          </table:table-cell>
          <table:table-cell office:value-type="float" office:value="13.945" calcext:value-type="float">
            <text:p>13.945</text:p>
          </table:table-cell>
          <table:table-cell office:value-type="float" office:value="23.0668" calcext:value-type="float">
            <text:p>23.0668</text:p>
          </table:table-cell>
          <table:table-cell office:value-type="float" office:value="16.8902" calcext:value-type="float">
            <text:p>16.8902</text:p>
          </table:table-cell>
          <table:table-cell office:value-type="float" office:value="15.6183" calcext:value-type="float">
            <text:p>15.6183</text:p>
          </table:table-cell>
          <table:table-cell office:value-type="float" office:value="18.8608" calcext:value-type="float">
            <text:p>18.8608</text:p>
          </table:table-cell>
          <table:table-cell office:value-type="float" office:value="15.0056" calcext:value-type="float">
            <text:p>15.0056</text:p>
          </table:table-cell>
          <table:table-cell office:value-type="float" office:value="13.6697" calcext:value-type="float">
            <text:p>13.6697</text:p>
          </table:table-cell>
          <table:table-cell office:value-type="float" office:value="12.8806" calcext:value-type="float">
            <text:p>12.8806</text:p>
          </table:table-cell>
          <table:table-cell office:value-type="float" office:value="11.4167" calcext:value-type="float">
            <text:p>11.4167</text:p>
          </table:table-cell>
          <table:table-cell office:value-type="float" office:value="11.4355" calcext:value-type="float">
            <text:p>11.4355</text:p>
          </table:table-cell>
          <table:table-cell office:value-type="float" office:value="11.2969" calcext:value-type="float">
            <text:p>11.2969</text:p>
          </table:table-cell>
          <table:table-cell office:value-type="float" office:value="13.3016" calcext:value-type="float">
            <text:p>13.3016</text:p>
          </table:table-cell>
          <table:table-cell office:value-type="float" office:value="10.5139" calcext:value-type="float">
            <text:p>10.5139</text:p>
          </table:table-cell>
          <table:table-cell office:value-type="float" office:value="9.48418" calcext:value-type="float">
            <text:p>9.48418</text:p>
          </table:table-cell>
          <table:table-cell office:value-type="float" office:value="11.0214" calcext:value-type="float">
            <text:p>11.0214</text:p>
          </table:table-cell>
          <table:table-cell table:formula="of:=SQRT(SUMXMY2([.C23:.T23];[.C3:.T3])/COUNTA([.C23:.T23]))" office:value-type="float" office:value="8.99530772065945" calcext:value-type="float">
            <text:p>8.995307720659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16.0849" calcext:value-type="float">
            <text:p>16.0849</text:p>
          </table:table-cell>
          <table:table-cell office:value-type="float" office:value="16.7348" calcext:value-type="float">
            <text:p>16.7348</text:p>
          </table:table-cell>
          <table:table-cell office:value-type="float" office:value="12.5658" calcext:value-type="float">
            <text:p>12.5658</text:p>
          </table:table-cell>
          <table:table-cell office:value-type="float" office:value="26.359" calcext:value-type="float">
            <text:p>26.359</text:p>
          </table:table-cell>
          <table:table-cell office:value-type="float" office:value="14.5025" calcext:value-type="float">
            <text:p>14.5025</text:p>
          </table:table-cell>
          <table:table-cell office:value-type="float" office:value="13.581" calcext:value-type="float">
            <text:p>13.581</text:p>
          </table:table-cell>
          <table:table-cell office:value-type="float" office:value="16.5439" calcext:value-type="float">
            <text:p>16.5439</text:p>
          </table:table-cell>
          <table:table-cell office:value-type="float" office:value="17.9748" calcext:value-type="float">
            <text:p>17.9748</text:p>
          </table:table-cell>
          <table:table-cell office:value-type="float" office:value="14.6943" calcext:value-type="float">
            <text:p>14.6943</text:p>
          </table:table-cell>
          <table:table-cell office:value-type="float" office:value="15.9297" calcext:value-type="float">
            <text:p>15.9297</text:p>
          </table:table-cell>
          <table:table-cell office:value-type="float" office:value="11.7127" calcext:value-type="float">
            <text:p>11.7127</text:p>
          </table:table-cell>
          <table:table-cell office:value-type="float" office:value="13.3205" calcext:value-type="float">
            <text:p>13.3205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14.2108" calcext:value-type="float">
            <text:p>14.2108</text:p>
          </table:table-cell>
          <table:table-cell office:value-type="float" office:value="11.0452" calcext:value-type="float">
            <text:p>11.0452</text:p>
          </table:table-cell>
          <table:table-cell office:value-type="float" office:value="10.1428" calcext:value-type="float">
            <text:p>10.1428</text:p>
          </table:table-cell>
          <table:table-cell office:value-type="float" office:value="12.2945" calcext:value-type="float">
            <text:p>12.2945</text:p>
          </table:table-cell>
          <table:table-cell table:formula="of:=SQRT(SUMXMY2([.C24:.T24];[.C3:.T3])/COUNTA([.C24:.T24]))" office:value-type="float" office:value="9.10263267500733" calcext:value-type="float">
            <text:p>9.10263267500733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2.1791" calcext:value-type="float">
            <text:p>12.1791</text:p>
          </table:table-cell>
          <table:table-cell office:value-type="float" office:value="27.3691" calcext:value-type="float">
            <text:p>27.3691</text:p>
          </table:table-cell>
          <table:table-cell office:value-type="float" office:value="16.4781" calcext:value-type="float">
            <text:p>16.4781</text:p>
          </table:table-cell>
          <table:table-cell office:value-type="float" office:value="19.2718" calcext:value-type="float">
            <text:p>19.2718</text:p>
          </table:table-cell>
          <table:table-cell office:value-type="float" office:value="74.7317" calcext:value-type="float">
            <text:p>74.7317</text:p>
          </table:table-cell>
          <table:table-cell office:value-type="float" office:value="12.3529" calcext:value-type="float">
            <text:p>12.3529</text:p>
          </table:table-cell>
          <table:table-cell office:value-type="float" office:value="13.5257" calcext:value-type="float">
            <text:p>13.5257</text:p>
          </table:table-cell>
          <table:table-cell office:value-type="float" office:value="15.6358" calcext:value-type="float">
            <text:p>15.6358</text:p>
          </table:table-cell>
          <table:table-cell office:value-type="float" office:value="10.8122" calcext:value-type="float">
            <text:p>10.8122</text:p>
          </table:table-cell>
          <table:table-cell office:value-type="float" office:value="11.4759" calcext:value-type="float">
            <text:p>11.4759</text:p>
          </table:table-cell>
          <table:table-cell office:value-type="float" office:value="10.0665" calcext:value-type="float">
            <text:p>10.0665</text:p>
          </table:table-cell>
          <table:table-cell office:value-type="float" office:value="31.129" calcext:value-type="float">
            <text:p>31.129</text:p>
          </table:table-cell>
          <table:table-cell office:value-type="float" office:value="10.2427" calcext:value-type="float">
            <text:p>10.2427</text:p>
          </table:table-cell>
          <table:table-cell office:value-type="float" office:value="9.51962" calcext:value-type="float">
            <text:p>9.51962</text:p>
          </table:table-cell>
          <table:table-cell office:value-type="float" office:value="11.1263" calcext:value-type="float">
            <text:p>11.1263</text:p>
          </table:table-cell>
          <table:table-cell office:value-type="float" office:value="11.5065" calcext:value-type="float">
            <text:p>11.506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14.7949" calcext:value-type="float">
            <text:p>14.7949</text:p>
          </table:table-cell>
          <table:table-cell table:formula="of:=SQRT(SUMXMY2([.C25:.T25];[.C3:.T3])/COUNTA([.C25:.T25]))" office:value-type="float" office:value="18.3595507979459" calcext:value-type="float">
            <text:p>18.3595507979459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21.3418" calcext:value-type="float">
            <text:p>21.3418</text:p>
          </table:table-cell>
          <table:table-cell office:value-type="float" office:value="47.92" calcext:value-type="float">
            <text:p>47.92</text:p>
          </table:table-cell>
          <table:table-cell office:value-type="float" office:value="103.665" calcext:value-type="float">
            <text:p>103.665</text:p>
          </table:table-cell>
          <table:table-cell office:value-type="float" office:value="14.0697" calcext:value-type="float">
            <text:p>14.0697</text:p>
          </table:table-cell>
          <table:table-cell office:value-type="float" office:value="22.8925" calcext:value-type="float">
            <text:p>22.8925</text:p>
          </table:table-cell>
          <table:table-cell office:value-type="float" office:value="18.3567" calcext:value-type="float">
            <text:p>18.3567</text:p>
          </table:table-cell>
          <table:table-cell office:value-type="float" office:value="55.1976" calcext:value-type="float">
            <text:p>55.1976</text:p>
          </table:table-cell>
          <table:table-cell office:value-type="float" office:value="76.7595" calcext:value-type="float">
            <text:p>76.7595</text:p>
          </table:table-cell>
          <table:table-cell office:value-type="float" office:value="70.7145" calcext:value-type="float">
            <text:p>70.7145</text:p>
          </table:table-cell>
          <table:table-cell office:value-type="float" office:value="16.2625" calcext:value-type="float">
            <text:p>16.2625</text:p>
          </table:table-cell>
          <table:table-cell office:value-type="float" office:value="17.4453" calcext:value-type="float">
            <text:p>17.4453</text:p>
          </table:table-cell>
          <table:table-cell office:value-type="float" office:value="14.1185" calcext:value-type="float">
            <text:p>14.1185</text:p>
          </table:table-cell>
          <table:table-cell office:value-type="float" office:value="13.301" calcext:value-type="float">
            <text:p>13.301</text:p>
          </table:table-cell>
          <table:table-cell office:value-type="float" office:value="9.71308" calcext:value-type="float">
            <text:p>9.71308</text:p>
          </table:table-cell>
          <table:table-cell office:value-type="float" office:value="8.816" calcext:value-type="float">
            <text:p>8.816</text:p>
          </table:table-cell>
          <table:table-cell office:value-type="float" office:value="10.9804" calcext:value-type="float">
            <text:p>10.9804</text:p>
          </table:table-cell>
          <table:table-cell office:value-type="float" office:value="13.442" calcext:value-type="float">
            <text:p>13.442</text:p>
          </table:table-cell>
          <table:table-cell office:value-type="float" office:value="19.0665" calcext:value-type="float">
            <text:p>19.0665</text:p>
          </table:table-cell>
          <table:table-cell table:formula="of:=SQRT(SUMXMY2([.C26:.T26];[.C3:.T3])/COUNTA([.C26:.T26]))" office:value-type="float" office:value="32.7598719313298" calcext:value-type="float">
            <text:p>32.7598719313298</text:p>
          </table:table-cell>
        </table:table-row>
        <table:table-row table:style-name="ro2">
          <table:table-cell table:number-columns-repeated="2" office:value-type="string" calcext:value-type="string">
            <text:p>ORB</text:p>
          </table:table-cell>
          <table:table-cell office:value-type="float" office:value="13.1826" calcext:value-type="float">
            <text:p>13.1826</text:p>
          </table:table-cell>
          <table:table-cell office:value-type="float" office:value="55.7894" calcext:value-type="float">
            <text:p>55.7894</text:p>
          </table:table-cell>
          <table:table-cell office:value-type="float" office:value="22.1258" calcext:value-type="float">
            <text:p>22.1258</text:p>
          </table:table-cell>
          <table:table-cell office:value-type="float" office:value="29.0687" calcext:value-type="float">
            <text:p>29.0687</text:p>
          </table:table-cell>
          <table:table-cell office:value-type="float" office:value="17.4583" calcext:value-type="float">
            <text:p>17.4583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8.9616" calcext:value-type="float">
            <text:p>18.9616</text:p>
          </table:table-cell>
          <table:table-cell office:value-type="float" office:value="14.9471" calcext:value-type="float">
            <text:p>14.9471</text:p>
          </table:table-cell>
          <table:table-cell office:value-type="float" office:value="44.4698" calcext:value-type="float">
            <text:p>44.4698</text:p>
          </table:table-cell>
          <table:table-cell office:value-type="float" office:value="15.4646" calcext:value-type="float">
            <text:p>15.4646</text:p>
          </table:table-cell>
          <table:table-cell office:value-type="float" office:value="11.402" calcext:value-type="float">
            <text:p>11.402</text:p>
          </table:table-cell>
          <table:table-cell office:value-type="float" office:value="387.135" calcext:value-type="float">
            <text:p>387.135</text:p>
          </table:table-cell>
          <table:table-cell office:value-type="float" office:value="12.1717" calcext:value-type="float">
            <text:p>12.1717</text:p>
          </table:table-cell>
          <table:table-cell office:value-type="float" office:value="11.3895" calcext:value-type="float">
            <text:p>11.3895</text:p>
          </table:table-cell>
          <table:table-cell office:value-type="float" office:value="13.823" calcext:value-type="float">
            <text:p>13.823</text:p>
          </table:table-cell>
          <table:table-cell office:value-type="float" office:value="9.90331" calcext:value-type="float">
            <text:p>9.90331</text:p>
          </table:table-cell>
          <table:table-cell office:value-type="float" office:value="11.3999" calcext:value-type="float">
            <text:p>11.3999</text:p>
          </table:table-cell>
          <table:table-cell office:value-type="float" office:value="9.92938" calcext:value-type="float">
            <text:p>9.92938</text:p>
          </table:table-cell>
          <table:table-cell table:formula="of:=SQRT(SUMXMY2([.C27:.T27];[.C3:.T3])/COUNTA([.C27:.T27]))" office:value-type="float" office:value="94.8032910615831" calcext:value-type="float">
            <text:p>94.8032910615831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.0768" calcext:value-type="float">
            <text:p>11.0768</text:p>
          </table:table-cell>
          <table:table-cell office:value-type="float" office:value="157.744" calcext:value-type="float">
            <text:p>157.744</text:p>
          </table:table-cell>
          <table:table-cell office:value-type="float" office:value="16.5042" calcext:value-type="float">
            <text:p>16.5042</text:p>
          </table:table-cell>
          <table:table-cell office:value-type="float" office:value="38.2308" calcext:value-type="float">
            <text:p>38.2308</text:p>
          </table:table-cell>
          <table:table-cell office:value-type="float" office:value="25.0996" calcext:value-type="float">
            <text:p>25.0996</text:p>
          </table:table-cell>
          <table:table-cell office:value-type="float" office:value="14.284" calcext:value-type="float">
            <text:p>14.284</text:p>
          </table:table-cell>
          <table:table-cell office:value-type="float" office:value="11.7534" calcext:value-type="float">
            <text:p>11.7534</text:p>
          </table:table-cell>
          <table:table-cell office:value-type="float" office:value="15.3228" calcext:value-type="float">
            <text:p>15.3228</text:p>
          </table:table-cell>
          <table:table-cell office:value-type="float" office:value="11.3714" calcext:value-type="float">
            <text:p>11.3714</text:p>
          </table:table-cell>
          <table:table-cell office:value-type="float" office:value="12.3314" calcext:value-type="float">
            <text:p>12.3314</text:p>
          </table:table-cell>
          <table:table-cell office:value-type="float" office:value="11.1269" calcext:value-type="float">
            <text:p>11.1269</text:p>
          </table:table-cell>
          <table:table-cell office:value-type="float" office:value="15.4568" calcext:value-type="float">
            <text:p>15.4568</text:p>
          </table:table-cell>
          <table:table-cell office:value-type="float" office:value="8.34616" calcext:value-type="float">
            <text:p>8.34616</text:p>
          </table:table-cell>
          <table:table-cell office:value-type="float" office:value="11.1134" calcext:value-type="float">
            <text:p>11.1134</text:p>
          </table:table-cell>
          <table:table-cell office:value-type="float" office:value="9.85415" calcext:value-type="float">
            <text:p>9.85415</text:p>
          </table:table-cell>
          <table:table-cell office:value-type="float" office:value="8.74961" calcext:value-type="float">
            <text:p>8.74961</text:p>
          </table:table-cell>
          <table:table-cell office:value-type="float" office:value="11.114" calcext:value-type="float">
            <text:p>11.114</text:p>
          </table:table-cell>
          <table:table-cell office:value-type="float" office:value="11.2844" calcext:value-type="float">
            <text:p>11.2844</text:p>
          </table:table-cell>
          <table:table-cell table:formula="of:=SQRT(SUMXMY2([.C28:.T28];[.C3:.T3])/COUNTA([.C28:.T28]))" office:value-type="float" office:value="36.1130794228368" calcext:value-type="float">
            <text:p>36.1130794228368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.4319" calcext:value-type="float">
            <text:p>11.4319</text:p>
          </table:table-cell>
          <table:table-cell office:value-type="float" office:value="43.2611" calcext:value-type="float">
            <text:p>43.2611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28.8796" calcext:value-type="float">
            <text:p>28.8796</text:p>
          </table:table-cell>
          <table:table-cell office:value-type="float" office:value="19.5701" calcext:value-type="float">
            <text:p>19.5701</text:p>
          </table:table-cell>
          <table:table-cell office:value-type="float" office:value="17.6672" calcext:value-type="float">
            <text:p>17.6672</text:p>
          </table:table-cell>
          <table:table-cell office:value-type="float" office:value="21.2422" calcext:value-type="float">
            <text:p>21.2422</text:p>
          </table:table-cell>
          <table:table-cell office:value-type="float" office:value="12.9979" calcext:value-type="float">
            <text:p>12.9979</text:p>
          </table:table-cell>
          <table:table-cell office:value-type="float" office:value="12.1543" calcext:value-type="float">
            <text:p>12.1543</text:p>
          </table:table-cell>
          <table:table-cell office:value-type="float" office:value="15.9075" calcext:value-type="float">
            <text:p>15.9075</text:p>
          </table:table-cell>
          <table:table-cell office:value-type="float" office:value="11.7917" calcext:value-type="float">
            <text:p>11.7917</text:p>
          </table:table-cell>
          <table:table-cell office:value-type="float" office:value="23.8866" calcext:value-type="float">
            <text:p>23.8866</text:p>
          </table:table-cell>
          <table:table-cell office:value-type="float" office:value="9.4064" calcext:value-type="float">
            <text:p>9.4064</text:p>
          </table:table-cell>
          <table:table-cell office:value-type="float" office:value="10.3117" calcext:value-type="float">
            <text:p>10.3117</text:p>
          </table:table-cell>
          <table:table-cell office:value-type="float" office:value="10.739" calcext:value-type="float">
            <text:p>10.739</text:p>
          </table:table-cell>
          <table:table-cell office:value-type="float" office:value="8.39056" calcext:value-type="float">
            <text:p>8.39056</text:p>
          </table:table-cell>
          <table:table-cell office:value-type="float" office:value="10.299" calcext:value-type="float">
            <text:p>10.299</text:p>
          </table:table-cell>
          <table:table-cell office:value-type="float" office:value="10.2833" calcext:value-type="float">
            <text:p>10.2833</text:p>
          </table:table-cell>
          <table:table-cell table:formula="of:=SQRT(SUMXMY2([.C29:.T29];[.C3:.T3])/COUNTA([.C29:.T29]))" office:value-type="float" office:value="13.3027161624058" calcext:value-type="float">
            <text:p>13.3027161624058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1.9057" calcext:value-type="float">
            <text:p>11.9057</text:p>
          </table:table-cell>
          <table:table-cell office:value-type="float" office:value="15.6237" calcext:value-type="float">
            <text:p>15.6237</text:p>
          </table:table-cell>
          <table:table-cell office:value-type="float" office:value="13.4641" calcext:value-type="float">
            <text:p>13.4641</text:p>
          </table:table-cell>
          <table:table-cell office:value-type="float" office:value="14.4196" calcext:value-type="float">
            <text:p>14.4196</text:p>
          </table:table-cell>
          <table:table-cell office:value-type="float" office:value="14.7461" calcext:value-type="float">
            <text:p>14.7461</text:p>
          </table:table-cell>
          <table:table-cell office:value-type="float" office:value="14.8422" calcext:value-type="float">
            <text:p>14.8422</text:p>
          </table:table-cell>
          <table:table-cell office:value-type="float" office:value="16.1856" calcext:value-type="float">
            <text:p>16.1856</text:p>
          </table:table-cell>
          <table:table-cell office:value-type="float" office:value="13.992" calcext:value-type="float">
            <text:p>13.992</text:p>
          </table:table-cell>
          <table:table-cell office:value-type="float" office:value="13.9014" calcext:value-type="float">
            <text:p>13.9014</text:p>
          </table:table-cell>
          <table:table-cell office:value-type="float" office:value="11.878" calcext:value-type="float">
            <text:p>11.878</text:p>
          </table:table-cell>
          <table:table-cell office:value-type="float" office:value="12.5052" calcext:value-type="float">
            <text:p>12.5052</text:p>
          </table:table-cell>
          <table:table-cell office:value-type="float" office:value="10.3737" calcext:value-type="float">
            <text:p>10.3737</text:p>
          </table:table-cell>
          <table:table-cell office:value-type="float" office:value="10.1488" calcext:value-type="float">
            <text:p>10.1488</text:p>
          </table:table-cell>
          <table:table-cell office:value-type="float" office:value="10.0383" calcext:value-type="float">
            <text:p>10.0383</text:p>
          </table:table-cell>
          <table:table-cell office:value-type="float" office:value="10.1702" calcext:value-type="float">
            <text:p>10.1702</text:p>
          </table:table-cell>
          <table:table-cell office:value-type="float" office:value="10.3833" calcext:value-type="float">
            <text:p>10.3833</text:p>
          </table:table-cell>
          <table:table-cell office:value-type="float" office:value="9.63699" calcext:value-type="float">
            <text:p>9.63699</text:p>
          </table:table-cell>
          <table:table-cell office:value-type="float" office:value="8.95291" calcext:value-type="float">
            <text:p>8.95291</text:p>
          </table:table-cell>
          <table:table-cell table:formula="of:=SQRT(SUMXMY2([.C30:.T30];[.C3:.T3])/COUNTA([.C30:.T30]))" office:value-type="float" office:value="8.18241274075821" calcext:value-type="float">
            <text:p>8.18241274075821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.2804" calcext:value-type="float">
            <text:p>13.2804</text:p>
          </table:table-cell>
          <table:table-cell office:value-type="float" office:value="15.381" calcext:value-type="float">
            <text:p>15.381</text:p>
          </table:table-cell>
          <table:table-cell office:value-type="float" office:value="13.6728" calcext:value-type="float">
            <text:p>13.6728</text:p>
          </table:table-cell>
          <table:table-cell office:value-type="float" office:value="13.9793" calcext:value-type="float">
            <text:p>13.9793</text:p>
          </table:table-cell>
          <table:table-cell office:value-type="float" office:value="15.1106" calcext:value-type="float">
            <text:p>15.1106</text:p>
          </table:table-cell>
          <table:table-cell office:value-type="float" office:value="13.9096" calcext:value-type="float">
            <text:p>13.9096</text:p>
          </table:table-cell>
          <table:table-cell office:value-type="float" office:value="15.9355" calcext:value-type="float">
            <text:p>15.9355</text:p>
          </table:table-cell>
          <table:table-cell office:value-type="float" office:value="14.4514" calcext:value-type="float">
            <text:p>14.4514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11.6673" calcext:value-type="float">
            <text:p>11.6673</text:p>
          </table:table-cell>
          <table:table-cell office:value-type="float" office:value="12.3566" calcext:value-type="float">
            <text:p>12.3566</text:p>
          </table:table-cell>
          <table:table-cell office:value-type="float" office:value="11.6794" calcext:value-type="float">
            <text:p>11.6794</text:p>
          </table:table-cell>
          <table:table-cell office:value-type="float" office:value="10.119" calcext:value-type="float">
            <text:p>10.119</text:p>
          </table:table-cell>
          <table:table-cell office:value-type="float" office:value="9.85942" calcext:value-type="float">
            <text:p>9.85942</text:p>
          </table:table-cell>
          <table:table-cell office:value-type="float" office:value="9.48744" calcext:value-type="float">
            <text:p>9.48744</text:p>
          </table:table-cell>
          <table:table-cell office:value-type="float" office:value="9.69983" calcext:value-type="float">
            <text:p>9.69983</text:p>
          </table:table-cell>
          <table:table-cell office:value-type="float" office:value="9.50336" calcext:value-type="float">
            <text:p>9.50336</text:p>
          </table:table-cell>
          <table:table-cell office:value-type="float" office:value="9.12938" calcext:value-type="float">
            <text:p>9.12938</text:p>
          </table:table-cell>
          <table:table-cell table:formula="of:=SQRT(SUMXMY2([.C31:.T31];[.C3:.T3])/COUNTA([.C31:.T31]))" office:value-type="float" office:value="8.30960128466162" calcext:value-type="float">
            <text:p>8.30960128466162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.6985" calcext:value-type="float">
            <text:p>12.6985</text:p>
          </table:table-cell>
          <table:table-cell office:value-type="float" office:value="14.3007" calcext:value-type="float">
            <text:p>14.3007</text:p>
          </table:table-cell>
          <table:table-cell office:value-type="float" office:value="13.422" calcext:value-type="float">
            <text:p>13.422</text:p>
          </table:table-cell>
          <table:table-cell office:value-type="float" office:value="15.0414" calcext:value-type="float">
            <text:p>15.0414</text:p>
          </table:table-cell>
          <table:table-cell office:value-type="float" office:value="16.3677" calcext:value-type="float">
            <text:p>16.3677</text:p>
          </table:table-cell>
          <table:table-cell office:value-type="float" office:value="15.7519" calcext:value-type="float">
            <text:p>15.7519</text:p>
          </table:table-cell>
          <table:table-cell office:value-type="float" office:value="15.9016" calcext:value-type="float">
            <text:p>15.9016</text:p>
          </table:table-cell>
          <table:table-cell office:value-type="float" office:value="14.1852" calcext:value-type="float">
            <text:p>14.1852</text:p>
          </table:table-cell>
          <table:table-cell office:value-type="float" office:value="13.9262" calcext:value-type="float">
            <text:p>13.9262</text:p>
          </table:table-cell>
          <table:table-cell office:value-type="float" office:value="11.7027" calcext:value-type="float">
            <text:p>11.7027</text:p>
          </table:table-cell>
          <table:table-cell office:value-type="float" office:value="12.4121" calcext:value-type="float">
            <text:p>12.4121</text:p>
          </table:table-cell>
          <table:table-cell office:value-type="float" office:value="10.9487" calcext:value-type="float">
            <text:p>10.9487</text:p>
          </table:table-cell>
          <table:table-cell office:value-type="float" office:value="10.834" calcext:value-type="float">
            <text:p>10.834</text:p>
          </table:table-cell>
          <table:table-cell office:value-type="float" office:value="10.2542" calcext:value-type="float">
            <text:p>10.2542</text:p>
          </table:table-cell>
          <table:table-cell office:value-type="float" office:value="10.466" calcext:value-type="float">
            <text:p>10.466</text:p>
          </table:table-cell>
          <table:table-cell office:value-type="float" office:value="10.0762" calcext:value-type="float">
            <text:p>10.0762</text:p>
          </table:table-cell>
          <table:table-cell office:value-type="float" office:value="9.62106" calcext:value-type="float">
            <text:p>9.62106</text:p>
          </table:table-cell>
          <table:table-cell office:value-type="float" office:value="9.07435" calcext:value-type="float">
            <text:p>9.07435</text:p>
          </table:table-cell>
          <table:table-cell table:formula="of:=SQRT(SUMXMY2([.C32:.T32];[.C3:.T3])/COUNTA([.C32:.T32]))" office:value-type="float" office:value="8.27200945793201" calcext:value-type="float">
            <text:p>8.27200945793201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2.1239" calcext:value-type="float">
            <text:p>12.1239</text:p>
          </table:table-cell>
          <table:table-cell office:value-type="float" office:value="14.0613" calcext:value-type="float">
            <text:p>14.0613</text:p>
          </table:table-cell>
          <table:table-cell office:value-type="float" office:value="13.9589" calcext:value-type="float">
            <text:p>13.9589</text:p>
          </table:table-cell>
          <table:table-cell office:value-type="float" office:value="14.2454" calcext:value-type="float">
            <text:p>14.2454</text:p>
          </table:table-cell>
          <table:table-cell office:value-type="float" office:value="16.1433" calcext:value-type="float">
            <text:p>16.1433</text:p>
          </table:table-cell>
          <table:table-cell office:value-type="float" office:value="14.5198" calcext:value-type="float">
            <text:p>14.5198</text:p>
          </table:table-cell>
          <table:table-cell office:value-type="float" office:value="15.4456" calcext:value-type="float">
            <text:p>15.4456</text:p>
          </table:table-cell>
          <table:table-cell office:value-type="float" office:value="13.6867" calcext:value-type="float">
            <text:p>13.6867</text:p>
          </table:table-cell>
          <table:table-cell office:value-type="float" office:value="13.1065" calcext:value-type="float">
            <text:p>13.1065</text:p>
          </table:table-cell>
          <table:table-cell office:value-type="float" office:value="12.0414" calcext:value-type="float">
            <text:p>12.0414</text:p>
          </table:table-cell>
          <table:table-cell office:value-type="float" office:value="12.2111" calcext:value-type="float">
            <text:p>12.2111</text:p>
          </table:table-cell>
          <table:table-cell office:value-type="float" office:value="10.9924" calcext:value-type="float">
            <text:p>10.9924</text:p>
          </table:table-cell>
          <table:table-cell office:value-type="float" office:value="10.9714" calcext:value-type="float">
            <text:p>10.9714</text:p>
          </table:table-cell>
          <table:table-cell office:value-type="float" office:value="10" calcext:value-type="float">
            <text:p>10</text:p>
          </table:table-cell>
          <table:table-cell office:value-type="float" office:value="9.86979" calcext:value-type="float">
            <text:p>9.86979</text:p>
          </table:table-cell>
          <table:table-cell office:value-type="float" office:value="10.3531" calcext:value-type="float">
            <text:p>10.3531</text:p>
          </table:table-cell>
          <table:table-cell office:value-type="float" office:value="9.10004" calcext:value-type="float">
            <text:p>9.10004</text:p>
          </table:table-cell>
          <table:table-cell office:value-type="float" office:value="8.65041" calcext:value-type="float">
            <text:p>8.65041</text:p>
          </table:table-cell>
          <table:table-cell table:formula="of:=SQRT(SUMXMY2([.C33:.T33];[.C3:.T3])/COUNTA([.C33:.T33]))" office:value-type="float" office:value="8.17649684152966" calcext:value-type="float">
            <text:p>8.17649684152966</text:p>
          </table:table-cell>
        </table:table-row>
        <table:table-row table:style-name="ro2">
          <table:table-cell table:number-columns-repeated="2" office:value-type="string" calcext:value-type="string">
            <text:p>AKAZE</text:p>
          </table:table-cell>
          <table:table-cell office:value-type="float" office:value="12.3444" calcext:value-type="float">
            <text:p>12.3444</text:p>
          </table:table-cell>
          <table:table-cell office:value-type="float" office:value="14.0983" calcext:value-type="float">
            <text:p>14.0983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4.4781" calcext:value-type="float">
            <text:p>14.4781</text:p>
          </table:table-cell>
          <table:table-cell office:value-type="float" office:value="16.7468" calcext:value-type="float">
            <text:p>16.7468</text:p>
          </table:table-cell>
          <table:table-cell office:value-type="float" office:value="13.8675" calcext:value-type="float">
            <text:p>13.8675</text:p>
          </table:table-cell>
          <table:table-cell office:value-type="float" office:value="15.34466" calcext:value-type="float">
            <text:p>15.34466</text:p>
          </table:table-cell>
          <table:table-cell office:value-type="float" office:value="14.1378" calcext:value-type="float">
            <text:p>14.137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11.5483" calcext:value-type="float">
            <text:p>11.5483</text:p>
          </table:table-cell>
          <table:table-cell office:value-type="float" office:value="12.1341" calcext:value-type="float">
            <text:p>12.1341</text:p>
          </table:table-cell>
          <table:table-cell office:value-type="float" office:value="11.0555" calcext:value-type="float">
            <text:p>11.0555</text:p>
          </table:table-cell>
          <table:table-cell office:value-type="float" office:value="11.2852" calcext:value-type="float">
            <text:p>11.2852</text:p>
          </table:table-cell>
          <table:table-cell office:value-type="float" office:value="10.5842" calcext:value-type="float">
            <text:p>10.5842</text:p>
          </table:table-cell>
          <table:table-cell office:value-type="float" office:value="10.1989" calcext:value-type="float">
            <text:p>10.1989</text:p>
          </table:table-cell>
          <table:table-cell office:value-type="float" office:value="9.81358" calcext:value-type="float">
            <text:p>9.81358</text:p>
          </table:table-cell>
          <table:table-cell office:value-type="float" office:value="9.06452" calcext:value-type="float">
            <text:p>9.06452</text:p>
          </table:table-cell>
          <table:table-cell office:value-type="float" office:value="8.974" calcext:value-type="float">
            <text:p>8.974</text:p>
          </table:table-cell>
          <table:table-cell table:formula="of:=SQRT(SUMXMY2([.C34:.T34];[.C3:.T3])/COUNTA([.C34:.T34]))" office:value-type="float" office:value="8.16478382754049" calcext:value-type="float">
            <text:p>8.16478382754049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2.4103" calcext:value-type="float">
            <text:p>12.4103</text:p>
          </table:table-cell>
          <table:table-cell office:value-type="float" office:value="14.646" calcext:value-type="float">
            <text:p>14.646</text:p>
          </table:table-cell>
          <table:table-cell office:value-type="float" office:value="13.2293" calcext:value-type="float">
            <text:p>13.2293</text:p>
          </table:table-cell>
          <table:table-cell office:value-type="float" office:value="14.1141" calcext:value-type="float">
            <text:p>14.1141</text:p>
          </table:table-cell>
          <table:table-cell office:value-type="float" office:value="16.598" calcext:value-type="float">
            <text:p>16.598</text:p>
          </table:table-cell>
          <table:table-cell office:value-type="float" office:value="13.9616" calcext:value-type="float">
            <text:p>13.9616</text:p>
          </table:table-cell>
          <table:table-cell office:value-type="float" office:value="15.7668" calcext:value-type="float">
            <text:p>15.7668</text:p>
          </table:table-cell>
          <table:table-cell office:value-type="float" office:value="13.7661" calcext:value-type="float">
            <text:p>13.7661</text:p>
          </table:table-cell>
          <table:table-cell office:value-type="float" office:value="14.0783" calcext:value-type="float">
            <text:p>14.0783</text:p>
          </table:table-cell>
          <table:table-cell office:value-type="float" office:value="11.7502" calcext:value-type="float">
            <text:p>11.7502</text:p>
          </table:table-cell>
          <table:table-cell office:value-type="float" office:value="12.2176" calcext:value-type="float">
            <text:p>12.2176</text:p>
          </table:table-cell>
          <table:table-cell office:value-type="float" office:value="11.1699" calcext:value-type="float">
            <text:p>11.1699</text:p>
          </table:table-cell>
          <table:table-cell office:value-type="float" office:value="10.8611" calcext:value-type="float">
            <text:p>10.8611</text:p>
          </table:table-cell>
          <table:table-cell office:value-type="float" office:value="10.4739" calcext:value-type="float">
            <text:p>10.4739</text:p>
          </table:table-cell>
          <table:table-cell office:value-type="float" office:value="9.94153" calcext:value-type="float">
            <text:p>9.94153</text:p>
          </table:table-cell>
          <table:table-cell office:value-type="float" office:value="10.1281" calcext:value-type="float">
            <text:p>10.1281</text:p>
          </table:table-cell>
          <table:table-cell office:value-type="float" office:value="9.02048" calcext:value-type="float">
            <text:p>9.02048</text:p>
          </table:table-cell>
          <table:table-cell office:value-type="float" office:value="8.9967" calcext:value-type="float">
            <text:p>8.9967</text:p>
          </table:table-cell>
          <table:table-cell table:formula="of:=SQRT(SUMXMY2([.C35:.T35];[.C3:.T3])/COUNTA([.C35:.T35]))" office:value-type="float" office:value="8.11978486118697" calcext:value-type="float">
            <text:p>8.11978486118697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13.3442" calcext:value-type="float">
            <text:p>13.3442</text:p>
          </table:table-cell>
          <table:table-cell office:value-type="float" office:value="14.4894" calcext:value-type="float">
            <text:p>14.4894</text:p>
          </table:table-cell>
          <table:table-cell office:value-type="float" office:value="18.9431" calcext:value-type="float">
            <text:p>18.9431</text:p>
          </table:table-cell>
          <table:table-cell office:value-type="float" office:value="14.9077" calcext:value-type="float">
            <text:p>14.9077</text:p>
          </table:table-cell>
          <table:table-cell office:value-type="float" office:value="11.5723" calcext:value-type="float">
            <text:p>11.5723</text:p>
          </table:table-cell>
          <table:table-cell office:value-type="float" office:value="14.3811" calcext:value-type="float">
            <text:p>14.3811</text:p>
          </table:table-cell>
          <table:table-cell office:value-type="float" office:value="15.5623" calcext:value-type="float">
            <text:p>15.5623</text:p>
          </table:table-cell>
          <table:table-cell office:value-type="float" office:value="13.0591" calcext:value-type="float">
            <text:p>13.0591</text:p>
          </table:table-cell>
          <table:table-cell office:value-type="float" office:value="10.8601" calcext:value-type="float">
            <text:p>10.8601</text:p>
          </table:table-cell>
          <table:table-cell office:value-type="float" office:value="13.2358" calcext:value-type="float">
            <text:p>13.2358</text:p>
          </table:table-cell>
          <table:table-cell office:value-type="float" office:value="10.2975" calcext:value-type="float">
            <text:p>10.2975</text:p>
          </table:table-cell>
          <table:table-cell office:value-type="float" office:value="9.98871" calcext:value-type="float">
            <text:p>9.98871</text:p>
          </table:table-cell>
          <table:table-cell office:value-type="float" office:value="9.55257" calcext:value-type="float">
            <text:p>9.55257</text:p>
          </table:table-cell>
          <table:table-cell office:value-type="float" office:value="9.46445" calcext:value-type="float">
            <text:p>9.46445</text:p>
          </table:table-cell>
          <table:table-cell office:value-type="float" office:value="8.76949" calcext:value-type="float">
            <text:p>8.76949</text:p>
          </table:table-cell>
          <table:table-cell office:value-type="float" office:value="9.51651" calcext:value-type="float">
            <text:p>9.51651</text:p>
          </table:table-cell>
          <table:table-cell office:value-type="float" office:value="8.92356" calcext:value-type="float">
            <text:p>8.92356</text:p>
          </table:table-cell>
          <table:table-cell table:formula="of:=SQRT(SUMXMY2([.C36:.T36];[.C3:.T3])/COUNTA([.C36:.T36]))" office:value-type="float" office:value="8.639828819579" calcext:value-type="float">
            <text:p>8.639828819579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.0902" calcext:value-type="float">
            <text:p>12.0902</text:p>
          </table:table-cell>
          <table:table-cell office:value-type="float" office:value="14.239" calcext:value-type="float">
            <text:p>14.239</text:p>
          </table:table-cell>
          <table:table-cell office:value-type="float" office:value="15.0802" calcext:value-type="float">
            <text:p>15.0802</text:p>
          </table:table-cell>
          <table:table-cell office:value-type="float" office:value="21.4352" calcext:value-type="float">
            <text:p>21.4352</text:p>
          </table:table-cell>
          <table:table-cell office:value-type="float" office:value="13.5982" calcext:value-type="float">
            <text:p>13.5982</text:p>
          </table:table-cell>
          <table:table-cell office:value-type="float" office:value="12.5587" calcext:value-type="float">
            <text:p>12.5587</text:p>
          </table:table-cell>
          <table:table-cell office:value-type="float" office:value="14.581" calcext:value-type="float">
            <text:p>14.581</text:p>
          </table:table-cell>
          <table:table-cell office:value-type="float" office:value="15.2576" calcext:value-type="float">
            <text:p>15.2576</text:p>
          </table:table-cell>
          <table:table-cell office:value-type="float" office:value="13.0439" calcext:value-type="float">
            <text:p>13.0439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13.0465" calcext:value-type="float">
            <text:p>13.0465</text:p>
          </table:table-cell>
          <table:table-cell office:value-type="float" office:value="9.87061" calcext:value-type="float">
            <text:p>9.87061</text:p>
          </table:table-cell>
          <table:table-cell office:value-type="float" office:value="10.1282" calcext:value-type="float">
            <text:p>10.1282</text:p>
          </table:table-cell>
          <table:table-cell office:value-type="float" office:value="9.26794" calcext:value-type="float">
            <text:p>9.26794</text:p>
          </table:table-cell>
          <table:table-cell office:value-type="float" office:value="9.99639" calcext:value-type="float">
            <text:p>9.99639</text:p>
          </table:table-cell>
          <table:table-cell office:value-type="float" office:value="9.06852" calcext:value-type="float">
            <text:p>9.06852</text:p>
          </table:table-cell>
          <table:table-cell office:value-type="float" office:value="8.86364" calcext:value-type="float">
            <text:p>8.86364</text:p>
          </table:table-cell>
          <table:table-cell office:value-type="float" office:value="9.23255" calcext:value-type="float">
            <text:p>9.23255</text:p>
          </table:table-cell>
          <table:table-cell table:formula="of:=SQRT(SUMXMY2([.C37:.T37];[.C3:.T3])/COUNTA([.C37:.T37]))" office:value-type="float" office:value="8.77629516901542" calcext:value-type="float">
            <text:p>8.77629516901542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1.3146" calcext:value-type="float">
            <text:p>11.3146</text:p>
          </table:table-cell>
          <table:table-cell office:value-type="float" office:value="13.8331" calcext:value-type="float">
            <text:p>13.8331</text:p>
          </table:table-cell>
          <table:table-cell office:value-type="float" office:value="13.6139" calcext:value-type="float">
            <text:p>13.6139</text:p>
          </table:table-cell>
          <table:table-cell office:value-type="float" office:value="21.1866" calcext:value-type="float">
            <text:p>21.1866</text:p>
          </table:table-cell>
          <table:table-cell office:value-type="float" office:value="13.5635" calcext:value-type="float">
            <text:p>13.5635</text:p>
          </table:table-cell>
          <table:table-cell office:value-type="float" office:value="12.2414" calcext:value-type="float">
            <text:p>12.2414</text:p>
          </table:table-cell>
          <table:table-cell office:value-type="float" office:value="14.8171" calcext:value-type="float">
            <text:p>14.8171</text:p>
          </table:table-cell>
          <table:table-cell office:value-type="float" office:value="15.2346" calcext:value-type="float">
            <text:p>15.2346</text:p>
          </table:table-cell>
          <table:table-cell office:value-type="float" office:value="14.3898" calcext:value-type="float">
            <text:p>14.3898</text:p>
          </table:table-cell>
          <table:table-cell office:value-type="float" office:value="11.5719" calcext:value-type="float">
            <text:p>11.5719</text:p>
          </table:table-cell>
          <table:table-cell office:value-type="float" office:value="12.0831" calcext:value-type="float">
            <text:p>12.0831</text:p>
          </table:table-cell>
          <table:table-cell office:value-type="float" office:value="10.093" calcext:value-type="float">
            <text:p>10.093</text:p>
          </table:table-cell>
          <table:table-cell office:value-type="float" office:value="10.2522" calcext:value-type="float">
            <text:p>10.2522</text:p>
          </table:table-cell>
          <table:table-cell office:value-type="float" office:value="9.89583" calcext:value-type="float">
            <text:p>9.89583</text:p>
          </table:table-cell>
          <table:table-cell office:value-type="float" office:value="9.19704" calcext:value-type="float">
            <text:p>9.19704</text:p>
          </table:table-cell>
          <table:table-cell office:value-type="float" office:value="9.50368" calcext:value-type="float">
            <text:p>9.50368</text:p>
          </table:table-cell>
          <table:table-cell office:value-type="float" office:value="9.1511" calcext:value-type="float">
            <text:p>9.1511</text:p>
          </table:table-cell>
          <table:table-cell office:value-type="float" office:value="9.9319" calcext:value-type="float">
            <text:p>9.9319</text:p>
          </table:table-cell>
          <table:table-cell table:formula="of:=SQRT(SUMXMY2([.C38:.T38];[.C3:.T3])/COUNTA([.C38:.T38]))" office:value-type="float" office:value="8.64638118551757" calcext:value-type="float">
            <text:p>8.64638118551757</text:p>
          </table:table-cell>
        </table:table-row>
        <table:table-row table:style-name="ro2">
          <table:table-cell table:number-columns-repeated="2" office:value-type="string" calcext:value-type="string">
            <text:p>SIFT</text:p>
          </table:table-cell>
          <table:table-cell office:value-type="float" office:value="11.9768" calcext:value-type="float">
            <text:p>11.9768</text:p>
          </table:table-cell>
          <table:table-cell office:value-type="float" office:value="12.5658" calcext:value-type="float">
            <text:p>12.5658</text:p>
          </table:table-cell>
          <table:table-cell office:value-type="float" office:value="13.1746" calcext:value-type="float">
            <text:p>13.1746</text:p>
          </table:table-cell>
          <table:table-cell office:value-type="float" office:value="19.6442" calcext:value-type="float">
            <text:p>19.6442</text:p>
          </table:table-cell>
          <table:table-cell office:value-type="float" office:value="15.27" calcext:value-type="float">
            <text:p>15.27</text:p>
          </table:table-cell>
          <table:table-cell office:value-type="float" office:value="11.1137" calcext:value-type="float">
            <text:p>11.1137</text:p>
          </table:table-cell>
          <table:table-cell office:value-type="float" office:value="13.9085" calcext:value-type="float">
            <text:p>13.9085</text:p>
          </table:table-cell>
          <table:table-cell office:value-type="float" office:value="15.6297" calcext:value-type="float">
            <text:p>15.6297</text:p>
          </table:table-cell>
          <table:table-cell office:value-type="float" office:value="15.0375" calcext:value-type="float">
            <text:p>15.0375</text:p>
          </table:table-cell>
          <table:table-cell office:value-type="float" office:value="10.5699" calcext:value-type="float">
            <text:p>10.5699</text:p>
          </table:table-cell>
          <table:table-cell office:value-type="float" office:value="11.71" calcext:value-type="float">
            <text:p>11.71</text:p>
          </table:table-cell>
          <table:table-cell office:value-type="float" office:value="11.6294" calcext:value-type="float">
            <text:p>11.6294</text:p>
          </table:table-cell>
          <table:table-cell office:value-type="float" office:value="9.24576" calcext:value-type="float">
            <text:p>9.24576</text:p>
          </table:table-cell>
          <table:table-cell office:value-type="float" office:value="10.6436" calcext:value-type="float">
            <text:p>10.6436</text:p>
          </table:table-cell>
          <table:table-cell office:value-type="float" office:value="10.4387" calcext:value-type="float">
            <text:p>10.4387</text:p>
          </table:table-cell>
          <table:table-cell office:value-type="float" office:value="9.57951" calcext:value-type="float">
            <text:p>9.57951</text:p>
          </table:table-cell>
          <table:table-cell office:value-type="float" office:value="8.87894" calcext:value-type="float">
            <text:p>8.87894</text:p>
          </table:table-cell>
          <table:table-cell office:value-type="float" office:value="9.00472" calcext:value-type="float">
            <text:p>9.00472</text:p>
          </table:table-cell>
          <table:table-cell table:formula="of:=SQRT(SUMXMY2([.C39:.T39];[.C3:.T3])/COUNTA([.C39:.T39]))" office:value-type="float" office:value="8.72227625308293" calcext:value-type="float">
            <text:p>8.72227625308293</text:p>
          </table:table-cell>
        </table:table-row>
        <table:table-row table:style-name="ro2">
          <table:table-cell table:style-name="Default" table:number-columns-repeated="21"/>
        </table:table-row>
        <table:table-row table:style-name="ro4">
          <table:table-cell table:style-name="ce1" office:value-type="string" calcext:value-type="string">
            <text:p>Top 3 Combinations according to RMSE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table:style-name="ce15" table:formula="of:=INDEX([.A5:.A39];MATCH(SMALL([.U5:.U39];1);[.U5:.U39];0))" office:value-type="string" office:string-value="AKAZE" calcext:value-type="string">
            <text:p>AKAZE</text:p>
          </table:table-cell>
          <table:table-cell table:style-name="ce15" table:formula="of:=INDEX([.B5:.B39];MATCH(SMALL([.U5:.U39];1);[.U5:.U39];0))" office:value-type="string" office:string-value="SIFT" calcext:value-type="string">
            <text:p>SIFT</text:p>
          </table:table-cell>
          <table:table-cell table:style-name="Default" table:formula="of:=SMALL([.U5:.U39];1)" office:value-type="float" office:value="8.11978486118697" calcext:value-type="float">
            <text:p>8.11978486118697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table:number-columns-repeated="17"/>
        </table:table-row>
        <table:table-row table:style-name="ro2">
          <table:table-cell table:style-name="ce16" table:formula="of:=INDEX([.A5:.A39];MATCH(SMALL([.U5:.U39];2);[.U5:.U39];0))" office:value-type="string" office:string-value="AKAZE" calcext:value-type="string">
            <text:p>AKAZE</text:p>
          </table:table-cell>
          <table:table-cell table:style-name="ce16" table:formula="of:=INDEX([.B5:.B39];MATCH(SMALL([.U5:.U39];2);[.U5:.U39];0))" office:value-type="string" office:string-value="AKAZE" calcext:value-type="string">
            <text:p>AKAZE</text:p>
          </table:table-cell>
          <table:table-cell table:style-name="Default" table:formula="of:=SMALL([.U5:.U39];2)" office:value-type="float" office:value="8.16478382754049" calcext:value-type="float">
            <text:p>8.16478382754049</text:p>
          </table:table-cell>
          <table:table-cell table:style-name="Default" table:number-columns-repeated="18"/>
        </table:table-row>
        <table:table-row table:style-name="ro2">
          <table:table-cell table:style-name="ce17" table:formula="of:=INDEX([.A5:.A39];MATCH(SMALL([.U5:.U39];3);[.U5:.U39];0))" office:value-type="string" office:string-value="AKAZE" calcext:value-type="string">
            <text:p>AKAZE</text:p>
          </table:table-cell>
          <table:table-cell table:style-name="ce16" table:formula="of:=INDEX([.B5:.B39];MATCH(SMALL([.U5:.U39];3);[.U5:.U39];0))" office:value-type="string" office:string-value="FREAK" calcext:value-type="string">
            <text:p>FREAK</text:p>
          </table:table-cell>
          <table:table-cell table:style-name="Default" table:formula="of:=SMALL([.U5:.U39];3)" office:value-type="float" office:value="8.17649684152966" calcext:value-type="float">
            <text:p>8.17649684152966</text:p>
          </table:table-cell>
          <table:table-cell table:style-name="Default" table:number-columns-repeated="18"/>
        </table:table-row>
        <table:table-row table:style-name="ro2">
          <table:table-cell table:style-name="ce16" table:number-columns-repeated="2"/>
          <table:table-cell table:style-name="Default" table:number-columns-repeated="19"/>
        </table:table-row>
        <table:table-row table:style-name="ro4">
          <table:table-cell table:style-name="ce1" office:value-type="string" calcext:value-type="string">
            <text:p>Honorable Mention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table:style-name="Default" office:value-type="string" calcext:value-type="string">
            <text:p>SHITOMASI</text:p>
          </table:table-cell>
          <table:table-cell table:style-name="Default" office:value-type="string" calcext:value-type="string">
            <text:p>BRIEF</text:p>
          </table:table-cell>
          <table:table-cell table:style-name="ce21" office:value-type="float" office:value="8.3417807536191" calcext:value-type="float">
            <text:p>8.3417807536191</text:p>
          </table:table-cell>
          <table:table-cell table:style-name="Default" table:number-columns-repeated="18"/>
        </table:table-row>
      </table:table>
      <table:named-expressions/>
      <table:database-ranges>
        <table:database-range table:name="__Anonymous_Sheet_DB__0" table:target-range-address="Sheet1.C3:Sheet1.C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5:37:48.844886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33:19.213263299</meta:creation-date>
    <dc:date>2019-07-16T22:56:44.843100404</dc:date>
    <meta:editing-duration>PT1H40M47S</meta:editing-duration>
    <meta:editing-cycles>32</meta:editing-cycles>
    <meta:generator>LibreOffice/6.0.7.3$Linux_X86_64 LibreOffice_project/00m0$Build-3</meta:generator>
    <meta:document-statistic meta:table-count="1" meta:cell-count="797" meta:object-count="0"/>
  </office:meta>
</office:document-meta>
</file>